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Index_20_Heading">
      <style:paragraph-properties fo:margin-top="0.1665in" fo:margin-bottom="0.0835in" style:contextual-spacing="false" fo:text-align="center" style:justify-single-word="false"/>
      <style:text-properties style:font-name="Times New Roman" fo:font-size="48pt" fo:language="en" fo:country="CA" fo:font-weight="normal" officeooo:paragraph-rsid="0000d46a" style:font-size-asian="48pt" style:font-weight-asian="normal" style:font-size-complex="48pt" style:font-weight-complex="normal"/>
    </style:style>
    <style:style style:name="P2" style:family="paragraph" style:parent-style-name="Index_20_Heading">
      <style:paragraph-properties fo:text-align="center" style:justify-single-word="false"/>
      <style:text-properties style:font-name="Times New Roman" fo:font-size="32pt" fo:language="en" fo:country="CA" fo:font-weight="normal" officeooo:paragraph-rsid="0000d46a"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style:font-name="Times New Roman" fo:font-size="36pt" fo:language="en" fo:country="CA" fo:font-weight="bold" officeooo:paragraph-rsid="0000d46a" style:font-size-asian="36pt" style:font-weight-asian="bold" style:font-size-complex="36pt"/>
    </style:style>
    <style:style style:name="P4" style:family="paragraph" style:parent-style-name="Standard">
      <style:paragraph-properties fo:text-align="center" style:justify-single-word="false"/>
      <style:text-properties style:font-name="Times New Roman" fo:font-size="16pt" fo:language="en" fo:country="CA" officeooo:paragraph-rsid="0000d46a" style:font-size-asian="16pt" style:font-size-complex="16pt"/>
    </style:style>
    <style:style style:name="P5" style:family="paragraph" style:parent-style-name="Standard">
      <style:paragraph-properties fo:text-align="center" style:justify-single-word="false"/>
      <style:text-properties fo:language="en" fo:country="CA" fo:font-weight="normal" officeooo:paragraph-rsid="0000d46a" style:font-weight-asian="normal" style:font-weight-complex="normal"/>
    </style:style>
    <style:style style:name="P6" style:family="paragraph" style:parent-style-name="Standard">
      <style:paragraph-properties fo:text-align="center" style:justify-single-word="false"/>
      <style:text-properties fo:language="en" fo:country="CA" officeooo:paragraph-rsid="0000d46a"/>
    </style:style>
    <style:style style:name="P7" style:family="paragraph" style:parent-style-name="Standard">
      <style:paragraph-properties fo:text-align="center" style:justify-single-word="false"/>
      <style:text-properties style:font-name="Times New Roman" fo:language="en" fo:country="CA" fo:font-weight="normal" officeooo:paragraph-rsid="0000d46a" style:font-weight-asian="normal" style:font-weight-complex="normal"/>
    </style:style>
    <style:style style:name="P8" style:family="paragraph" style:parent-style-name="Standard">
      <style:paragraph-properties fo:text-align="center" style:justify-single-word="false"/>
      <style:text-properties style:font-name="Times New Roman" fo:language="en" fo:country="CA" officeooo:paragraph-rsid="0000d46a"/>
    </style:style>
    <style:style style:name="P9" style:family="paragraph" style:parent-style-name="Heading_20_1" style:list-style-name="">
      <style:paragraph-properties fo:line-height="150%" fo:text-align="center" style:justify-single-word="false" fo:break-before="page"/>
      <style:text-properties officeooo:rsid="000a3fb2" officeooo:paragraph-rsid="000a3fb2"/>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Text_20_body" style:list-style-name="">
      <style:paragraph-properties fo:line-height="150%" fo:text-align="start" style:justify-single-word="false"/>
      <style:text-properties officeooo:rsid="000a3fb2" officeooo:paragraph-rsid="000a3fb2"/>
    </style:style>
    <style:style style:name="P12" style:family="paragraph" style:parent-style-name="Heading_20_1">
      <style:paragraph-properties fo:break-before="page"/>
    </style:style>
    <style:style style:name="P13" style:family="paragraph" style:parent-style-name="Heading_20_1">
      <style:text-properties officeooo:paragraph-rsid="000265e0"/>
    </style:style>
    <style:style style:name="P14" style:family="paragraph" style:parent-style-name="Text_20_body">
      <style:text-properties officeooo:paragraph-rsid="0020bc23"/>
    </style:style>
    <style:style style:name="P15" style:family="paragraph" style:parent-style-name="Text_20_body">
      <style:text-properties officeooo:paragraph-rsid="001da38b"/>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officeooo:paragraph-rsid="001565c5"/>
    </style:style>
    <style:style style:name="P19" style:family="paragraph" style:parent-style-name="Text_20_body" style:list-style-name="L3"/>
    <style:style style:name="P20" style:family="paragraph" style:parent-style-name="Text_20_body">
      <style:text-properties officeooo:paragraph-rsid="00220bc2"/>
    </style:style>
    <style:style style:name="P21" style:family="paragraph" style:parent-style-name="Text_20_body" style:list-style-name="L4"/>
    <style:style style:name="P22" style:family="paragraph" style:parent-style-name="Text_20_body">
      <style:text-properties officeooo:paragraph-rsid="000265e0"/>
    </style:style>
    <style:style style:name="P23" style:family="paragraph" style:parent-style-name="Standard">
      <style:text-properties officeooo:paragraph-rsid="000265e0"/>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Heading_20_1">
      <style:text-properties officeooo:rsid="0006a408" officeooo:paragraph-rsid="0006a408"/>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text-properties officeooo:paragraph-rsid="0006a408"/>
    </style:style>
    <style:style style:name="P39" style:family="paragraph" style:parent-style-name="Heading_20_1">
      <style:text-properties officeooo:paragraph-rsid="0008043e"/>
    </style:style>
    <style:style style:name="P40" style:family="paragraph" style:parent-style-name="Text_20_body">
      <style:text-properties officeooo:paragraph-rsid="000e8318"/>
    </style:style>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Heading_20_1">
      <style:text-properties officeooo:rsid="000e8318" officeooo:paragraph-rsid="000e8318"/>
    </style:style>
    <style:style style:name="P50" style:family="paragraph" style:parent-style-name="Text_20_body">
      <style:paragraph-properties style:writing-mode="lr-tb"/>
    </style:style>
    <style:style style:name="P51" style:family="paragraph" style:parent-style-name="Text_20_body">
      <style:text-properties officeooo:paragraph-rsid="0019970a"/>
    </style:style>
    <style:style style:name="P52" style:family="paragraph" style:parent-style-name="Text_20_body">
      <style:text-properties officeooo:paragraph-rsid="00198850"/>
    </style:style>
    <style:style style:name="P53" style:family="paragraph" style:parent-style-name="Text_20_body" style:list-style-name="">
      <style:paragraph-properties fo:margin-left="0in" fo:margin-right="0in" fo:line-height="115%" fo:text-indent="0in" style:auto-text-indent="false" style:writing-mode="lr-tb"/>
    </style:style>
    <style:style style:name="P54" style:family="paragraph" style:parent-style-name="Standard">
      <style:text-properties officeooo:paragraph-rsid="000e8318"/>
    </style:style>
    <style:style style:name="P55" style:family="paragraph" style:parent-style-name="Text_20_body">
      <style:text-properties officeooo:rsid="000e8318" officeooo:paragraph-rsid="000e8318"/>
    </style:style>
    <style:style style:name="P56" style:family="paragraph" style:parent-style-name="Text_20_body">
      <style:text-properties officeooo:rsid="000e8318" officeooo:paragraph-rsid="0019970a"/>
    </style:style>
    <style:style style:name="P57" style:family="paragraph" style:parent-style-name="Text_20_body">
      <style:text-properties officeooo:rsid="000e8318"/>
    </style:style>
    <style:style style:name="P58" style:family="paragraph" style:parent-style-name="Heading_20_1">
      <style:text-properties officeooo:paragraph-rsid="001c33e9"/>
    </style:style>
    <style:style style:name="P59" style:family="paragraph" style:parent-style-name="Text_20_body">
      <style:text-properties officeooo:paragraph-rsid="001c33e9"/>
    </style:style>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text-properties fo:font-weight="bold" style:font-weight-asian="bold" style:font-weight-complex="bold"/>
    </style:style>
    <style:style style:name="P65" style:family="paragraph" style:parent-style-name="Standard">
      <style:paragraph-properties fo:margin-left="0in" fo:margin-right="0in" fo:line-height="115%" fo:text-indent="0in" style:auto-text-indent="false" style:writing-mode="lr-tb"/>
    </style:style>
    <style:style style:name="P66" style:family="paragraph" style:parent-style-name="Text_20_body">
      <style:text-properties fo:font-style="italic" fo:font-weight="normal" style:font-style-asian="italic" style:font-weight-asian="normal" style:font-style-complex="italic" style:font-weight-complex="normal"/>
    </style:style>
    <style:style style:name="P67" style:family="paragraph" style:parent-style-name="Text_20_body">
      <style:text-properties fo:font-style="italic" style:font-style-asian="italic" style:font-style-complex="italic"/>
    </style:style>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Heading_20_1">
      <style:paragraph-properties fo:margin-left="0in" fo:margin-right="0in" fo:text-indent="0in" style:auto-text-indent="false"/>
      <style:text-properties fo:language="en" fo:country="CA" officeooo:rsid="026dda41" officeooo:paragraph-rsid="001f805a"/>
    </style:style>
    <style:style style:name="P73" style:family="paragraph" style:parent-style-name="Text_20_body">
      <style:text-properties fo:language="en" fo:country="CA" officeooo:paragraph-rsid="00245263"/>
    </style:style>
    <style:style style:name="P74" style:family="paragraph" style:parent-style-name="Text_20_body">
      <style:text-properties officeooo:paragraph-rsid="00245263"/>
    </style:style>
    <style:style style:name="P75" style:family="paragraph" style:parent-style-name="Text_20_body">
      <style:paragraph-properties fo:margin-left="0in" fo:margin-right="0in" fo:text-indent="0in" style:auto-text-indent="false"/>
      <style:text-properties officeooo:paragraph-rsid="001f805a"/>
    </style:style>
    <style:style style:name="P76" style:family="paragraph" style:parent-style-name="Heading_20_1">
      <style:text-properties officeooo:rsid="000265e0" officeooo:paragraph-rsid="000e8318"/>
    </style:style>
    <style:style style:name="T1" style:family="text">
      <style:text-properties officeooo:rsid="0000d46a"/>
    </style:style>
    <style:style style:name="T2" style:family="text">
      <style:text-properties fo:font-weight="normal" officeooo:rsid="04315ed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4315edd" style:font-weight-asian="bold" style:font-weight-complex="bold"/>
    </style:style>
    <style:style style:name="T5" style:family="text">
      <style:text-properties fo:font-weight="bold" officeooo:rsid="040ec44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382e59a" style:font-weight-asian="normal" style:font-weight-complex="normal"/>
    </style:style>
    <style:style style:name="T8" style:family="text">
      <style:text-properties fo:font-weight="normal" officeooo:rsid="03930ac6" style:font-weight-asian="normal" style:font-weight-complex="normal"/>
    </style:style>
    <style:style style:name="T9" style:family="text">
      <style:text-properties fo:font-weight="normal" officeooo:rsid="0003de36" style:font-weight-asian="normal" style:font-weight-complex="normal"/>
    </style:style>
    <style:style style:name="T10" style:family="text">
      <style:text-properties officeooo:rsid="0029e94d"/>
    </style:style>
    <style:style style:name="T11" style:family="text">
      <style:text-properties officeooo:rsid="000265e0"/>
    </style:style>
    <style:style style:name="T12" style:family="text">
      <style:text-properties officeooo:rsid="001565c5"/>
    </style:style>
    <style:style style:name="T13" style:family="text">
      <style:text-properties officeooo:rsid="0020bc23"/>
    </style:style>
    <style:style style:name="T14" style:family="text">
      <style:text-properties fo:language="en" fo:country="CA" officeooo:rsid="0020bc23"/>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officeooo:rsid="049bd014" style:font-weight-asian="bold" style:font-weight-complex="bold"/>
    </style:style>
    <style:style style:name="T17" style:family="text">
      <style:text-properties officeooo:rsid="00220bc2"/>
    </style:style>
    <style:style style:name="T18" style:family="text">
      <style:text-properties fo:font-weight="bold" officeooo:rsid="049dca3e" style:font-weight-asian="bold" style:font-weight-complex="bold"/>
    </style:style>
    <style:style style:name="T19" style:family="text">
      <style:text-properties officeooo:rsid="0002ec2b"/>
    </style:style>
    <style:style style:name="T20" style:family="text">
      <style:text-properties officeooo:rsid="0017aa82"/>
    </style:style>
    <style:style style:name="T21" style:family="text">
      <style:text-properties officeooo:rsid="0008043e"/>
    </style:style>
    <style:style style:name="T22" style:family="text">
      <style:text-properties officeooo:rsid="00198850"/>
    </style:style>
    <style:style style:name="T23" style:family="text">
      <style:text-properties fo:language="en" fo:country="CA"/>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1f805a"/>
    </style:style>
    <style:style style:name="T26" style:family="text">
      <style:text-properties officeooo:rsid="046b8bb7"/>
    </style:style>
    <style:style style:name="T27" style:family="text">
      <style:text-properties officeooo:rsid="03da2a5b"/>
    </style:style>
    <style:style style:name="T28" style:family="text">
      <style:text-properties style:use-window-font-color="true" loext:opacity="0%" style:font-name="Times New Roman" fo:font-size="12pt" fo:font-style="italic" fo:font-weight="normal" officeooo:rsid="02af9e45" style:letter-kerning="true" style:font-name-asian="SimSun" style:font-size-asian="12pt" style:language-asian="hi" style:country-asian="IN" style:font-style-asian="italic" style:font-weight-asian="normal" style:font-name-complex="Mangal" style:font-size-complex="12pt" style:language-complex="hi" style:country-complex="IN" style:font-style-complex="italic" style:font-weight-complex="normal"/>
    </style:style>
    <style:style style:name="T29" style:family="text">
      <style:text-properties style:font-name="Times New Roman" fo:font-style="italic" fo:font-weight="normal" style:font-style-asian="italic" style:font-weight-asian="normal" style:font-style-complex="italic" style:font-weight-complex="normal"/>
    </style:style>
    <style:style style:name="T30" style:family="text">
      <style:text-properties fo:font-weight="normal" officeooo:rsid="00245263" style:font-weight-asian="normal" style:font-weight-complex="normal"/>
    </style:style>
    <style:style style:name="T31" style:family="text">
      <style:text-properties style:use-window-font-color="true" loext:opacity="0%" style:font-name="Times New Roman" fo:font-size="12pt" fo:language="en" fo:country="CA" fo:font-style="italic" fo:font-weight="normal" officeooo:rsid="02af9e45" style:letter-kerning="true" style:font-name-asian="SimSun" style:font-size-asian="12pt" style:language-asian="hi" style:country-asian="IN" style:font-style-asian="italic" style:font-weight-asian="normal" style:font-name-complex="Mangal" style:font-size-complex="12pt" style:language-complex="hi" style:country-complex="IN" style:font-style-complex="italic" style:font-weight-complex="normal"/>
    </style:style>
    <style:style style:name="T32" style:family="text">
      <style:text-properties officeooo:rsid="00245263"/>
    </style:style>
    <style:style style:name="T33" style:family="text">
      <style:text-properties fo:language="en" fo:country="CA" officeooo:rsid="026dda4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ghtning Path</text:p>
      <text:p text:style-name="P2">Workbook One <text:line-break/><text:span text:style-name="T1">Facilitators Handbook</text:span></text:p>
      <text:p text:style-name="P3"><text:tab/></text:p>
      <text:p text:style-name="P4"/>
      <text:p text:style-name="P5"/>
      <text:p text:style-name="P6"><text:a xlink:type="simple" xlink:href="https://www.lightningpath.org/" text:style-name="Internet_20_link" text:visited-style-name="Visited_20_Internet_20_Link">https://www.lightningpath.org</text:a></text:p>
      <text:p text:style-name="P6"><text:a xlink:type="simple" xlink:href="https://repo.lightningpath.org/" text:style-name="Internet_20_link" text:visited-style-name="Visited_20_Internet_20_Link"><text:span text:style-name="T2">https://repo.lightningpath.org</text:span></text:a></text:p>
      <text:p text:style-name="P6"><text:span text:style-name="T3"><text:line-break/><text:line-break/></text:span><text:span text:style-name="T4">S</text:span><text:span text:style-name="T5">upport The Lightning Path.<text:line-break/></text:span><text:span text:style-name="T4">Join our Patreon</text:span><text:span text:style-name="T5"> <text:line-break/><text:line-break/></text:span><text:a xlink:type="simple" xlink:href="https://www.patreon.com/LightningPath" text:style-name="Internet_20_link" text:visited-style-name="Visited_20_Internet_20_Link">https://www.patreon.com/LightningPath</text:a></text:p>
      <text:p text:style-name="P7"/>
      <text:p text:style-name="P7"/>
      <text:p text:style-name="P8"><text:a xlink:type="simple" xlink:href="https://www.patreon.com/posts/guide-to-lp-91088136" text:style-name="Internet_20_link" text:visited-style-name="Visited_20_Internet_20_Link"><text:span text:style-name="T6">Vers</text:span><text:span text:style-name="T7">ion: </text:span><text:span text:style-name="T8">0.</text:span></text:a><text:span text:style-name="T9">80</text:span></text:p>
      <text:h text:style-name="P9" text:outline-level="1"><text:bookmark-start text:name="__RefHeading___Toc16831_1115860669"/>Table of Contents<text:bookmark-end text:name="__RefHeading___Toc16831_111586066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16831_1115860669" text:style-name="Index_20_Link" text:visited-style-name="Index_20_Link">Table of Contents<text:tab/>2</text:a></text:p>
          <text:p text:style-name="P10"><text:a xlink:type="simple" xlink:href="#__RefHeading___Toc16833_1115860669" text:style-name="Index_20_Link" text:visited-style-name="Index_20_Link">Introduction<text:tab/>3</text:a></text:p>
          <text:p text:style-name="P10"><text:a xlink:type="simple" xlink:href="#__RefHeading___Toc16835_1115860669" text:style-name="Index_20_Link" text:visited-style-name="Index_20_Link">Lesson One – The Basics<text:tab/>4</text:a></text:p>
          <text:p text:style-name="P10"><text:a xlink:type="simple" xlink:href="#__RefHeading___Toc16849_1115860669" text:style-name="Index_20_Link" text:visited-style-name="Index_20_Link">Lesson Two – Initiating Connection<text:tab/>8</text:a></text:p>
          <text:p text:style-name="P10"><text:a xlink:type="simple" xlink:href="#__RefHeading___Toc16857_1115860669" text:style-name="Index_20_Link" text:visited-style-name="Index_20_Link">Lesson Three: Obstacles and Challenges<text:tab/>12</text:a></text:p>
          <text:p text:style-name="P10"><text:a xlink:type="simple" xlink:href="#__RefHeading___Toc16875_1115860669" text:style-name="Index_20_Link" text:visited-style-name="Index_20_Link">Lesson Four: Visualization<text:tab/>17</text:a></text:p>
          <text:p text:style-name="P10"><text:a xlink:type="simple" xlink:href="#__RefHeading___Toc2204_2940949922" text:style-name="Index_20_Link" text:visited-style-name="Index_20_Link">Lesson Five – Boundaries<text:tab/>21</text:a></text:p>
          <text:p text:style-name="P10"><text:a xlink:type="simple" xlink:href="#__RefHeading___Toc2210_2940949922" text:style-name="Index_20_Link" text:visited-style-name="Index_20_Link">Lesson Six – The Importance of Staying Positive<text:tab/>25</text:a></text:p>
          <text:p text:style-name="P10"><text:a xlink:type="simple" xlink:href="#__RefHeading___Toc2212_2940949922" text:style-name="Index_20_Link" text:visited-style-name="Index_20_Link">Lesson Seven – The Importance of Breathing<text:tab/>27</text:a></text:p>
          <text:p text:style-name="P10"><text:a xlink:type="simple" xlink:href="#__RefHeading___Toc2214_2940949922" text:style-name="Index_20_Link" text:visited-style-name="Index_20_Link">Lesson Eight – How to Stay on Course<text:tab/>30</text:a></text:p>
          <text:p text:style-name="P10"><text:a xlink:type="simple" xlink:href="#__RefHeading___Toc25718_1362002243" text:style-name="Index_20_Link" text:visited-style-name="Index_20_Link">Lesson Nine: Accelerating your Progress With Connection Practices<text:tab/>35</text:a></text:p>
        </text:index-body>
      </text:table-of-content>
      <text:h text:style-name="P11" text:outline-level="1"/>
      <text:h text:style-name="P12" text:outline-level="1"><text:bookmark-start text:name="__RefHeading___Toc16833_1115860669"/>Introduction<text:bookmark-end text:name="__RefHeading___Toc16833_1115860669"/></text:h>
      <text:p text:style-name="Text_20_body"/>
      <text:p text:style-name="Text_20_body">Welcome to the <text:span text:style-name="Emphasis">Facilitator's Handbook</text:span> for <text:span text:style-name="Emphasis">Lightning Path Workbook One: The Basics</text:span>. This guide is designed to support educators, therapists, spiritual practitioners, and community leaders as they facilitate the delivery of foundational Lightning Path (LP) teachings. Grounded in an empirically supported, spiritually integrated human development framework, this handbook offers both theoretical orientation and practical facilitation tools to ensure accurate, effective, and transformative engagement with LP material.</text:p>
      <text:p text:style-name="Text_20_body">The <text:span text:style-name="Emphasis">Lightning Path</text:span> begins from the premise that human beings are spiritual entities embedded within biological vessels, and that healing, empowerment, and transformation depend on reconnecting these components in healthy and sustainable ways. This reconnection is not mystical or mysterious—it is <text:span text:style-name="T10">neurologically grounded, </text:span>methodical, teachable, and replicable when approached with intellectual clarity, emotional authenticity, and contextual awareness.</text:p>
      <text:p text:style-name="Text_20_body">The primary aim of this handbook is to clarify key LP concepts, guide dialogue and discussion, and prepare facilitators to navigate the complex terrain of healing and awakening with confidence and competence. In alignment with the Avatar.Global mission, this work rejects reductionist, colonial, and ideologically distorted models of spirituality. Instead, it affirms an accessible, grounded, and revolutionary path to personal and planetary transformation.</text:p>
      <text:p text:style-name="Text_20_body"/>
      <text:h text:style-name="P13" text:outline-level="1"><text:bookmark-start text:name="__RefHeading___Toc16835_1115860669"/>Lesson One – <text:span text:style-name="T11">The Basics</text:span><text:bookmark-end text:name="__RefHeading___Toc16835_1115860669"/></text:h>
      <text:p text:style-name="P14"><text:span text:style-name="Strong_20_Emphasis"><text:span text:style-name="T12">1. </text:span></text:span><text:span text:style-name="Strong_20_Emphasis"><text:span text:style-name="T13">B</text:span></text:span><text:span text:style-name="Strong_20_Emphasis"><text:span text:style-name="T14">asic Concepts</text:span></text:span></text:p>
      <text:p text:style-name="P15"><text:span text:style-name="Strong_20_Emphasis"><text:span text:style-name="T15">In your own words, define the following three concepts: physical unit, bodily ego, and spiritual ego. Explain how these components interact to form the foundation of human identity on the Lightning Path. Why is this tripartite model necessary for understanding connection?</text:span></text:span></text:p>
      <text:p text:style-name="Text_20_body"><text:span text:style-name="Strong_20_Emphasis">Theoretical Orientation:</text:span><text:line-break/>This question introduces participants to the foundational LP anthropology: human beings as comprised of three primary components. This tripartite model provides the structural framework needed to understand connection, disconnection, healing, and empowerment. By differentiating between body, psychology, and spirit, the LP undermines reductionist materialism and reframes spiritual development as a process of ego integration.</text:p>
      <text:p text:style-name="Text_20_body"><text:span text:style-name="Strong_20_Emphasis">Facilitator Guidance:</text:span><text:line-break/>Encourage participants to articulate the three elements in their own language. Clarify that:</text:p>
      <text:list text:style-name="L1">
        <text:list-item>
          <text:p text:style-name="P16">The <text:span text:style-name="Strong_20_Emphasis">physical unit</text:span> is the biological and neurological system, the vessel of incarnation.</text:p>
        </text:list-item>
        <text:list-item>
          <text:p text:style-name="P16">The <text:span text:style-name="Strong_20_Emphasis">bodily ego</text:span> is the adaptive, socially conditioned psychological identity generated by the brain-body system.</text:p>
        </text:list-item>
        <text:list-item>
          <text:p text:style-name="P16">The <text:span text:style-name="Strong_20_Emphasis">spiritual ego</text:span> (Atman) is the non-material core self, the eternal consciousness seeking embodiment and integration.</text:p>
        </text:list-item>
      </text:list>
      <text:p text:style-name="Text_20_body">Explain that disconnection occurs when the bodily ego operates without input from the spiritual ego. Connection involves the merging or alignment of these two identities within the physical unit, enabling full-spectrum functionality.</text:p>
      <text:p text:style-name="P14"><text:span text:style-name="Strong_20_Emphasis">2. </text:span><text:span text:style-name="Strong_20_Emphasis"><text:span text:style-name="T16">Understanding Connection Experience</text:span></text:span></text:p>
      <text:p text:style-name="P15"><text:span text:style-name="Strong_20_Emphasis"><text:span text:style-name="T15">Using the Self-Driving Vehicle Metaphor and the Water Glass Metaphor, describe what happens during a connection experience. What are the observable and experiential indicators that a connection has occurred? How does the metaphor help (or limit) your understanding?</text:span></text:span></text:p>
      <text:p text:style-name="Text_20_body"><text:soft-page-break/><text:span text:style-name="Strong_20_Emphasis">Theoretical Orientation:</text:span><text:line-break/>This question engages learners in the active interpretation of LP metaphors, promoting epistemic participation and conceptual embodiment. The Vehicle and Water Glass metaphors communicate distinct but complementary dimensions of the connection process—one emphasizing control (agency), the other infusion (energy).</text:p>
      <text:p text:style-name="Text_20_body"><text:span text:style-name="Strong_20_Emphasis">Facilitator Guidance:</text:span><text:line-break/>Guide discussion to clarify:</text:p>
      <text:list text:style-name="L2">
        <text:list-item>
          <text:p text:style-name="P17"><text:span text:style-name="Strong_20_Emphasis">Self-Driving Vehicle</text:span> = bodily ego as autopilot; connection = spiritual ego taking the wheel.</text:p>
        </text:list-item>
        <text:list-item>
          <text:p text:style-name="P17"><text:span text:style-name="Strong_20_Emphasis">Water Glass</text:span> = body as container; connection = inflow of Consciousness/light.</text:p>
        </text:list-item>
      </text:list>
      <text:p text:style-name="Text_20_body">Indicators of connection might include increased presence, emotional clarity, sudden insight, or physiological shifts (e.g., tingling, warmth, calm).</text:p>
      <text:p text:style-name="Text_20_body">Ask participants to reflect on which metaphor best captures their personal experience. Encourage critique of metaphorical limitations (e.g., passivity in the water image vs. agency in the vehicle image).</text:p>
      <text:p text:style-name="P15"><text:span text:style-name="Strong_20_Emphasis">3. </text:span><text:span text:style-name="Strong_20_Emphasis"><text:span text:style-name="T17">Connection Enhancements</text:span></text:span></text:p>
      <text:p text:style-name="P15"><text:span text:style-name="Strong_20_Emphasis"><text:span text:style-name="T15">What is the purpose of achieving a connection state? In what ways does connection enhance the function of the human physical unit? What evidence or experiences can you identify to support these claims?</text:span></text:span></text:p>
      <text:p text:style-name="Text_20_body"><text:span text:style-name="Strong_20_Emphasis">Theoretical Orientation:</text:span><text:line-break/>This question positions connection not as mystical or escapist but as functional and practical. It aligns the LP cosmology with developmental psychology and cognitive neuroscience by emphasizing enhanced capacity as a result of spiritual embodiment. <text:span text:style-name="T17">Explore SpiritWiki entries on connection, connection outcomes, and connection enhancements. The LP Repository also has some relevant content. </text:span><text:a xlink:type="simple" xlink:href="https://repo.lightningpath.org/empirical-underpinnings/connection-outcomes.html" text:style-name="Internet_20_link" text:visited-style-name="Visited_20_Internet_20_Link"><text:span text:style-name="T17">https://repo.lightningpath.org/empirical-underpinnings/connection-outcomes.htm</text:span></text:a><text:span text:style-name="T17">l</text:span></text:p>
      <text:p text:style-name="Text_20_body"><text:span text:style-name="Strong_20_Emphasis">Facilitator Guidance:</text:span><text:line-break/>Draw out responses related to improved cognition, emotional regulation, trauma healing, and intuition. Prompt participants to share examples of moments when they felt “in flow,” deeply calm, or profoundly clear.</text:p>
      <text:p text:style-name="Text_20_body"><text:soft-page-break/>Reinforce the idea that the purpose of connection is to actualize the potential of the human system—through higher guidance, better decision-making, and energetic coherence. Encourage journaling or group discussion on how this capacity-building might manifest in daily life.</text:p>
      <text:p text:style-name="P15"><text:span text:style-name="Strong_20_Emphasis">4. </text:span><text:span text:style-name="Strong_20_Emphasis"><text:span text:style-name="T17">Cross Cultural Connections</text:span></text:span></text:p>
      <text:p text:style-name="P15"><text:span text:style-name="Strong_20_Emphasis"><text:span text:style-name="T15">Compare and contrast the Lightning Path’s concept of the spiritual ego with similar concepts from other traditions you are familiar with (e.g., soul, atman, Holy Spirit, Higher Self). How does the LP’s conceptualization deepen, clarify, or challenge these earlier understandings?</text:span></text:span></text:p>
      <text:p text:style-name="P18"><text:span text:style-name="Strong_20_Emphasis"><text:span text:style-name="T15">Why might most people in contemporary society operate predominantly from the bodily ego? What social, psychological, or ideological factors contribute to this state of disconnection? Reflect on how Toxic Socialization and Ideological Contamination may inhibit connection.</text:span></text:span></text:p>
      <text:p text:style-name="Text_20_body"><text:span text:style-name="Strong_20_Emphasis">Theoretical Orientation:</text:span><text:line-break/>This dual-question unpacks the spiritual ego both comparatively and sociologically. It affirms LP’s critique of disconnection as a social-structural problem, not an individual failing. It invites learners to reevaluate inherited spiritual archetypes and locate the spiritual ego within themselves rather than as external or transcendent.</text:p>
      <text:p text:style-name="Text_20_body"><text:span text:style-name="Strong_20_Emphasis">Facilitator Guidance:</text:span><text:line-break/>First, explore how the LP reclaims agency by rooting the spiritual ego in the embodied self. Then, discuss disconnection as a product of:</text:p>
      <text:list text:style-name="L3">
        <text:list-item>
          <text:p text:style-name="P19"><text:span text:style-name="Strong_20_Emphasis">Toxic Socialization</text:span>: violence, neglect, chaos, and ideological manipulation from childhood onward.</text:p>
        </text:list-item>
        <text:list-item>
          <text:p text:style-name="P19"><text:span text:style-name="Strong_20_Emphasis">Ideological Contamination</text:span>: narratives that present the human as fallen, sinful, broken, or unworthy of connection.</text:p>
        </text:list-item>
      </text:list>
      <text:p text:style-name="Text_20_body">Encourage reflection on how these forces shape identity and limit access to spiritual intelligence. This is a key moment to validate trauma experiences and affirm the need for a new framework.</text:p>
      <text:p text:style-name="P20"><text:span text:style-name="Strong_20_Emphasis">5. </text:span><text:span text:style-name="Strong_20_Emphasis"><text:span text:style-name="T18">Practical Application: </text:span></text:span></text:p>
      <text:p text:style-name="P15"><text:soft-page-break/><text:span text:style-name="Strong_20_Emphasis"><text:span text:style-name="T15">Drawing on what you’ve learned in this lesson, construct your own metaphor for the process of connection. How does your metaphor clarify or expand upon the existing LP metaphors? What does it help reveal about the nature of spiritual embodiment or ego integration?</text:span></text:span></text:p>
      <text:p text:style-name="Text_20_body"><text:span text:style-name="Strong_20_Emphasis">Theoretical Orientation:</text:span><text:line-break/>This exercise is epistemologically generative. It allows learners to test their comprehension through symbolic synthesis. Creating personal metaphors not only reinforces understanding but reveals each participant’s spiritual imagination and ontological orientation.</text:p>
      <text:p text:style-name="Text_20_body"><text:span text:style-name="Strong_20_Emphasis">Facilitator Guidance:</text:span><text:line-break/>Invite creativity and emotional resonance. Example metaphors might include:</text:p>
      <text:list text:style-name="L4">
        <text:list-item>
          <text:p text:style-name="P21">“A lighthouse activating its beam.”</text:p>
        </text:list-item>
        <text:list-item>
          <text:p text:style-name="P21">“A seed cracking open to release light.”</text:p>
        </text:list-item>
        <text:list-item>
          <text:p text:style-name="P21">“A musical instrument being tuned to the right frequency.”</text:p>
        </text:list-item>
      </text:list>
      <text:p text:style-name="Text_20_body">Ask: What are the components in your metaphor? What do they represent? What does your metaphor suggest about the relationship between the body, ego, and Consciousness?</text:p>
      <text:p text:style-name="Text_20_body">Encourage group sharing to illustrate the diversity and convergence of intuitive insight.</text:p>
      <text:p text:style-name="P22"/>
      <text:p text:style-name="P23"/>
      <text:h text:style-name="Heading_20_1" text:outline-level="1"><text:bookmark-start text:name="__RefHeading___Toc16849_1115860669"/>Lesson Two – <text:span text:style-name="T19">Initiating Connection</text:span><text:bookmark-end text:name="__RefHeading___Toc16849_1115860669"/></text:h>
      <text:p text:style-name="P15"><text:span text:style-name="Strong_20_Emphasis">1. Bifocal Approach to Human Development</text:span></text:p>
      <text:p text:style-name="P15"><text:span text:style-name="Strong_20_Emphasis"><text:span text:style-name="T15">What are the “two directions” you need to move in if you are going to move forward and understand human development? In your own words, why do you think both are important?</text:span></text:span></text:p>
      <text:p text:style-name="Text_20_body"><text:span text:style-name="Strong_20_Emphasis">Theoretical Orientation:</text:span><text:line-break/>This question introduces the LP’s fundamental epistemological and practical framework. Human development requires both <text:span text:style-name="Emphasis">intellectual understanding</text:span> (theory) and <text:span text:style-name="Emphasis">experiential practice</text:span> (application). One without the other leads to either sterile cognition or ungrounded mysticism. This bifocal approach also aligns with ancient wisdom traditions that valued both gnosis and praxis.</text:p>
      <text:p text:style-name="Text_20_body"><text:span text:style-name="Strong_20_Emphasis">Facilitator Guidance:</text:span><text:line-break/>Encourage learners to articulate this dual path in their own terms—e.g., “learning and doing,” “knowing and being.” Clarify that:</text:p>
      <text:list text:style-name="L5">
        <text:list-item>
          <text:p text:style-name="P24"><text:span text:style-name="Strong_20_Emphasis">Intellectual work</text:span> involves understanding connection, the physical unit, consciousness, and LP metaphysics.</text:p>
        </text:list-item>
        <text:list-item>
          <text:p text:style-name="P24"><text:span text:style-name="Strong_20_Emphasis">Practical work</text:span> involves using tools like affirmations and visualizations to initiate and strengthen connection.</text:p>
        </text:list-item>
      </text:list>
      <text:p text:style-name="Text_20_body">Stress that both tracks must be developed in tandem to avoid stagnation or distortion. Ask participants to reflect on their strengths and challenges in each area.</text:p>
      <text:p text:style-name="P15"><text:span text:style-name="Strong_20_Emphasis">2. Nature and Method of Connection</text:span></text:p>
      <text:p text:style-name="P15"><text:span text:style-name="Strong_20_Emphasis"><text:span text:style-name="T15">What is connection? How do you initiate connection? Give an example of a connection affirmation and a connection visualization.</text:span></text:span></text:p>
      <text:p text:style-name="Text_20_body"><text:span text:style-name="Strong_20_Emphasis">Theoretical Orientation:</text:span><text:line-break/>This question clarifies the mechanics and phenomenology of connection. In LP terms, connection is the process by which the spiritual ego enters and integrates with the physical unit. It is a natural, repeatable, and ultimately trainable process.</text:p>
      <text:p text:style-name="Text_20_body"><text:soft-page-break/><text:span text:style-name="Strong_20_Emphasis">Facilitator Guidance:</text:span><text:line-break/>Clarify that connection is not exotic or elite—it’s a baseline human capacity, accessible through:</text:p>
      <text:list text:style-name="L6">
        <text:list-item>
          <text:p text:style-name="P25"><text:span text:style-name="Strong_20_Emphasis">Intention</text:span> – Willing the connection.</text:p>
        </text:list-item>
        <text:list-item>
          <text:p text:style-name="P25"><text:span text:style-name="Strong_20_Emphasis">Affirmation</text:span> – Repeating phrases like “I wish to wake up. I wish to activate. I wish to connect.”</text:p>
        </text:list-item>
        <text:list-item>
          <text:p text:style-name="P25"><text:span text:style-name="Strong_20_Emphasis">Visualization</text:span> – Imagining light entering the crown and filling the nervous system.</text:p>
        </text:list-item>
      </text:list>
      <text:p text:style-name="Text_20_body">Encourage participants to discuss their experiences trying this method and explore modifications that suit different learning or sensory styles.</text:p>
      <text:p text:style-name="P15"><text:span text:style-name="Strong_20_Emphasis">3. Willed Intention and Autonomy</text:span></text:p>
      <text:p text:style-name="P15"><text:span text:style-name="Strong_20_Emphasis"><text:span text:style-name="T15">The text compares initiating connection to opening your hands—simple, natural, and immediate when the system is healthy. Why is this comparison significant? What does it suggest about the accessibility of spiritual experience?</text:span></text:span></text:p>
      <text:p text:style-name="Text_20_body"><text:span text:style-name="Strong_20_Emphasis">Theoretical Orientation:</text:span><text:line-break/>This question foregrounds LP’s emphasis on <text:span text:style-name="Emphasis">empowerment through volition</text:span>. Connection is not dependent on external authority, ritual, or privilege—it is an act of autonomous will. The metaphor reframes spirituality as somatically native and neurologically integrated.</text:p>
      <text:p text:style-name="Text_20_body"><text:span text:style-name="Strong_20_Emphasis">Facilitator Guidance:</text:span><text:line-break/>Discuss how this metaphor demystifies connection, dismantles gatekeeping, and invites self-directed practice. Ask:</text:p>
      <text:list text:style-name="L7">
        <text:list-item>
          <text:p text:style-name="P26">How does this change your view of spirituality?</text:p>
        </text:list-item>
        <text:list-item>
          <text:p text:style-name="P26">Does it conflict with previous beliefs or conditioning?</text:p>
        </text:list-item>
        <text:list-item>
          <text:p text:style-name="P26">What does “healthy system” mean in the context of the LP?</text:p>
        </text:list-item>
      </text:list>
      <text:p text:style-name="Text_20_body">Use this opportunity to validate participants’ innate capacity for connection and invite confidence in their own spiritual agency.</text:p>
      <text:p text:style-name="P15"><text:span text:style-name="Strong_20_Emphasis">4. Barriers and Misconceptions</text:span></text:p>
      <text:p text:style-name="P15"><text:soft-page-break/><text:span text:style-name="Strong_20_Emphasis"><text:span text:style-name="T15">The lesson emphasizes that you do not need to be "chosen" or follow elaborate rituals to initiate connection. Why might such beliefs persist in religious or spiritual traditions? How could these misconceptions act as barriers to personal empowerment and spiritual autonomy?</text:span></text:span></text:p>
      <text:p text:style-name="Text_20_body"><text:span text:style-name="Strong_20_Emphasis">Theoretical Orientation:</text:span><text:line-break/>This question critiques the ideological structures that obstruct spiritual access. Beliefs about spiritual elitism or ritual dependency often serve to centralize authority, justify institutional control, and maintain hierarchies.</text:p>
      <text:p text:style-name="Text_20_body"><text:span text:style-name="Strong_20_Emphasis">Facilitator Guidance:</text:span><text:line-break/>Explore how narratives of unworthiness, sinfulness, or chosenness may have shaped participants’ expectations. Help them identify inherited limiting beliefs and reframe connection as a right, not a reward. Encourage group deconstruction of religious or cultural scripts that disempower.</text:p>
      <text:p text:style-name="P15"><text:span text:style-name="Strong_20_Emphasis">5. Embodied Practice</text:span></text:p>
      <text:p text:style-name="P15"><text:span text:style-name="Strong_20_Emphasis"><text:span text:style-name="T15">The lesson uses the physical act of opening your hand to illustrate the power of will. How does this somatic metaphor help demystify spiritual practice? Can you identify other everyday embodied experiences that could be used to reinforce or symbolize spiritual concepts?</text:span></text:span></text:p>
      <text:p text:style-name="Text_20_body"><text:span text:style-name="Strong_20_Emphasis">Theoretical Orientation:</text:span><text:line-break/>This question bridges abstract spirituality with embodied cognition. LP asserts that the body is a valid site of spiritual knowledge and action. Using somatic metaphors grounds mystical concepts in daily experience, making practice more accessible.</text:p>
      <text:p text:style-name="Text_20_body"><text:span text:style-name="Strong_20_Emphasis">Facilitator Guidance:</text:span><text:line-break/>Invite participants to generate their own metaphors. Examples:</text:p>
      <text:list text:style-name="L8">
        <text:list-item>
          <text:p text:style-name="P27">Breathing = conscious intake of life force.</text:p>
        </text:list-item>
        <text:list-item>
          <text:p text:style-name="P27">Standing up = asserting sovereignty.</text:p>
        </text:list-item>
        <text:list-item>
          <text:p text:style-name="P27">Drinking water = receiving Consciousness.</text:p>
        </text:list-item>
      </text:list>
      <text:p text:style-name="Text_20_body">These metaphors can then become ritual anchors in a person’s spiritual practice. Encourage reflection on how mundane acts can be re-sacralized.</text:p>
      <text:p text:style-name="P15"><text:soft-page-break/><text:span text:style-name="Strong_20_Emphasis">6. Integration and Application</text:span></text:p>
      <text:p text:style-name="P15"><text:span text:style-name="Strong_20_Emphasis"><text:span text:style-name="T15">Think about your current daily routines. Identify one moment or activity where you could naturally integrate a connection affirmation or visualization. How might this shift your experience of that moment or support the development of consistent practice?</text:span></text:span></text:p>
      <text:p text:style-name="Text_20_body"><text:span text:style-name="Strong_20_Emphasis">Theoretical Orientation:</text:span><text:line-break/>This question operationalizes connection, integrating spiritual practice into the rhythms of daily life. LP promotes micro-practices as a way to normalize and stabilize connection.</text:p>
      <text:p text:style-name="Text_20_body"><text:span text:style-name="Strong_20_Emphasis">Facilitator Guidance:</text:span><text:line-break/>Encourage examples like:</text:p>
      <text:list text:style-name="L9">
        <text:list-item>
          <text:p text:style-name="P28">Morning coffee = affirmation moment.</text:p>
        </text:list-item>
        <text:list-item>
          <text:p text:style-name="P28">Shower = light visualization moment.</text:p>
        </text:list-item>
        <text:list-item>
          <text:p text:style-name="P28">Opening phone = affirmation reminder.</text:p>
        </text:list-item>
      </text:list>
      <text:p text:style-name="Text_20_body">Discuss how small, regular cues can train the nervous system toward default connection. Emphasize practicality, personalization, and persistence.</text:p>
      <text:p text:style-name="Text_20_body"/>
      <text:h text:style-name="P29" text:outline-level="1"><text:bookmark-start text:name="__RefHeading___Toc16857_1115860669"/>Lesson Three: Obstacles and Challenges<text:bookmark-end text:name="__RefHeading___Toc16857_1115860669"/></text:h>
      <text:p text:style-name="P15"><text:span text:style-name="Strong_20_Emphasis"><text:span text:style-name="T20">1. </text:span></text:span><text:span text:style-name="Strong_20_Emphasis">Initiation and Control</text:span></text:p>
      <text:p text:style-name="P15"><text:span text:style-name="Strong_20_Emphasis"><text:span text:style-name="T15">What spiritual technique can you use to initiate connection and focus your intent? How do you halt or slow down connection? Can you think of any personalized focus statements that might help?</text:span></text:span></text:p>
      <text:p text:style-name="Text_20_body"><text:span text:style-name="Strong_20_Emphasis">Theoretical Orientation:</text:span><text:line-break/>This question targets the foundational mechanics of spiritual practice on the LP. It underscores the principle that connection is volitional and directly accessible via affirmation and visualization. Additionally, it invites exploration of spiritual autonomy by addressing the ability to start and pause connection at will—a key empowerment theme in LP metaphysics.</text:p>
      <text:p text:style-name="Text_20_body"><text:span text:style-name="Strong_20_Emphasis">Facilitator Guidance:</text:span><text:line-break/>Clarify that connection initiation is a willful act, facilitated through focused affirmations and visualizations.</text:p>
      <text:list text:style-name="L10">
        <text:list-item>
          <text:p text:style-name="P30">Emphasize that connection can also be modulated—intensified or halted—through intention.</text:p>
        </text:list-item>
        <text:list-item>
          <text:p text:style-name="P30">Encourage participants to brainstorm personalized affirmations that feel resonant (e.g., “I call my Self forward,” “Let the light pour in,” etc.).</text:p>
        </text:list-item>
        <text:list-item>
          <text:p text:style-name="P30">Reinforce that mastery over initiation and withdrawal empowers practitioners to regulate their spiritual flow responsibly.</text:p>
        </text:list-item>
      </text:list>
      <text:p text:style-name="P15"><text:span text:style-name="Strong_20_Emphasis">2. Challenges and Obstacles:</text:span></text:p>
      <text:p text:style-name="P15"><text:span text:style-name="Strong_20_Emphasis"><text:span text:style-name="T15">What obstacles might arise when you initiate connection? What strategies can help overcome these challenges? Have you encountered any of them personally?</text:span></text:span></text:p>
      <text:p text:style-name="Text_20_body"><text:span text:style-name="Strong_20_Emphasis">Theoretical Orientation:</text:span><text:line-break/>This question activates awareness of the systemic and psychological factors that complicate spiritual development. LP teaches that connection is natural but impeded by trauma, disempowerment, and toxic socialization. Recognizing barriers is the first step to overcoming them.</text:p>
      <text:p text:style-name="Text_20_body"><text:soft-page-break/><text:span text:style-name="Strong_20_Emphasis">Facilitator Guidance:</text:span><text:line-break/>Encourage participants to identify specific internal (e.g., doubt, distraction, trauma) and external (e.g., environment, social pressure) obstacles.</text:p>
      <text:list text:style-name="L11">
        <text:list-item>
          <text:p text:style-name="P31">Reference the analogy of the “cracked vessel” when discussing unresolved trauma.</text:p>
        </text:list-item>
        <text:list-item>
          <text:p text:style-name="P31">Promote strategies like structured practice, environmental cleansing, affirmations, and therapeutic support.</text:p>
        </text:list-item>
        <text:list-item>
          <text:p text:style-name="P31">Invite authentic reflection on personal struggles while normalizing setbacks as part of the healing arc.</text:p>
        </text:list-item>
      </text:list>
      <text:p text:style-name="P15"><text:span text:style-name="Strong_20_Emphasis">3. External Resistance: </text:span></text:p>
      <text:p text:style-name="P15"><text:span text:style-name="Strong_20_Emphasis"><text:span text:style-name="T15">Why do people resist your connection process? Have you encountered resistance from family, friends, or coworkers? How have you responded, or how might you respond more effectively?</text:span></text:span></text:p>
      <text:p text:style-name="Text_20_body"><text:span text:style-name="Strong_20_Emphasis">Theoretical Orientation:</text:span><text:line-break/>This question illuminates the social dynamics of awakening. LP recognizes that personal transformation often threatens established relational and cultural norms. Resistance from others may reflect their discomfort with change or exposure to their own dysfunction.</text:p>
      <text:p text:style-name="Text_20_body"><text:span text:style-name="Strong_20_Emphasis">Facilitator Guidance:</text:span><text:line-break/>Frame external resistance as predictable and diagnostic.</text:p>
      <text:list text:style-name="L12">
        <text:list-item>
          <text:p text:style-name="P32">Help participants identify common forms: ridicule, guilt-tripping, spiritual invalidation.</text:p>
        </text:list-item>
        <text:list-item>
          <text:p text:style-name="P32">Discuss how resistance often reveals where new boundaries are needed.</text:p>
        </text:list-item>
        <text:list-item>
          <text:p text:style-name="P32">Validate emotional impacts and explore supportive strategies (e.g., distancing, compassionate assertiveness, peer support).</text:p>
        </text:list-item>
      </text:list>
      <text:p text:style-name="P15"><text:span text:style-name="Strong_20_Emphasis">4. Grounding Insight and Transformation:</text:span></text:p>
      <text:p text:style-name="P15"><text:span text:style-name="Strong_20_Emphasis"><text:span text:style-name="T15">What does it mean to “ground” a connection experience? Why is grounding essential when facing trauma or visionary insights? What practices help you stay grounded?</text:span></text:span></text:p>
      <text:p text:style-name="Text_20_body"><text:soft-page-break/><text:span text:style-name="Strong_20_Emphasis">Theoretical Orientation:</text:span><text:line-break/>This question emphasizes integration—a core principle in the LP framework. Insight without grounding risks dissociation or instability. Grounding anchors spiritual energy in embodied awareness and daily function.</text:p>
      <text:p text:style-name="Text_20_body"><text:span text:style-name="Strong_20_Emphasis">Facilitator Guidance:</text:span><text:line-break/>Encourage exploration of grounding as a practice of embodiment and emotional regulation.</text:p>
      <text:list text:style-name="L13">
        <text:list-item>
          <text:p text:style-name="P33">Discuss techniques like journaling, nature walks, breathwork, somatic awareness.</text:p>
        </text:list-item>
        <text:list-item>
          <text:p text:style-name="P33">Highlight the importance of pacing spiritual work, especially for trauma survivors.</text:p>
        </text:list-item>
        <text:list-item>
          <text:p text:style-name="P33">Invite examples of ungrounded experiences and their consequences.</text:p>
        </text:list-item>
      </text:list>
      <text:p text:style-name="P15"><text:span text:style-name="Strong_20_Emphasis">5. Managing Overinflated Expectations:</text:span></text:p>
      <text:p text:style-name="P15"><text:span text:style-name="Strong_20_Emphasis"><text:span text:style-name="T15">How can unrealistic expectations about connection hinder growth? What expectations did you bring into this work, and how might you reframe them to support lasting transformation?</text:span></text:span></text:p>
      <text:p text:style-name="Text_20_body"><text:span text:style-name="Strong_20_Emphasis">Theoretical Orientation:</text:span><text:line-break/>This question deconstructs spiritual perfectionism. LP critiques the popular notion of instant enlightenment and instead frames connection as a gradual, cumulative process requiring effort, patience, and humility.</text:p>
      <text:p text:style-name="Text_20_body"><text:span text:style-name="Strong_20_Emphasis">Facilitator Guidance:</text:span><text:line-break/>Prompt discussion on “spiritual consumerism” and media-driven images of awakening.</text:p>
      <text:list text:style-name="L14">
        <text:list-item>
          <text:p text:style-name="P34">Help participants examine and challenge internalized myths about dramatic transformation.</text:p>
        </text:list-item>
        <text:list-item>
          <text:p text:style-name="P34">Promote the metaphor of “gentle light over lightning bolts.”</text:p>
        </text:list-item>
        <text:list-item>
          <text:p text:style-name="P34">Invite reframing around incremental wins, persistence, and process over spectacle.</text:p>
        </text:list-item>
      </text:list>
      <text:p text:style-name="P15"><text:span text:style-name="Strong_20_Emphasis">6. Healing the Vessel:</text:span></text:p>
      <text:p text:style-name="P15"><text:span text:style-name="Strong_20_Emphasis"><text:span text:style-name="T15">How does the metaphor of a cracked vessel help explain why healing is essential for sustained connection? What healing practices resonate with you or feel accessible?</text:span></text:span></text:p>
      <text:p text:style-name="Text_20_body"><text:soft-page-break/><text:span text:style-name="Strong_20_Emphasis">Theoretical Orientation:</text:span><text:line-break/>This question underscores LP’s integration of psychological healing with spiritual growth. Without repairing the damaged physical unit, connection energy cannot stabilize or expand effectively. The vessel metaphor conveys this elegantly.</text:p>
      <text:p text:style-name="Text_20_body"><text:span text:style-name="Strong_20_Emphasis">Facilitator Guidance:</text:span><text:line-break/>Discuss how trauma (emotional, physical, spiritual) undermines the body’s capacity to hold consciousness.</text:p>
      <text:list text:style-name="L15">
        <text:list-item>
          <text:p text:style-name="P35">Introduce the importance of therapeutic modalities (e.g., somatic work, EMDR, inner child healing).</text:p>
        </text:list-item>
        <text:list-item>
          <text:p text:style-name="P35">Encourage personal sharing of practices that foster repair.</text:p>
        </text:list-item>
        <text:list-item>
          <text:p text:style-name="P35">Emphasize that healing is both prerequisite and outcome of connection.</text:p>
        </text:list-item>
      </text:list>
      <text:p text:style-name="P15"><text:span text:style-name="Strong_20_Emphasis">7. Impact on Others and Ethical Awakening</text:span></text:p>
      <text:p text:style-name="P15"><text:span text:style-name="Strong_20_Emphasis"><text:span text:style-name="T15">How might your connection journey affect those around you—for better or worse? What responsibilities come with your transformation? How can you remain compassionate without compromising your own growth?</text:span></text:span></text:p>
      <text:p text:style-name="Text_20_body"><text:span text:style-name="Strong_20_Emphasis">Theoretical Orientation:</text:span><text:line-break/>This question invites ethical reflection. LP asserts that spiritual evolution has relational consequences. Awakening can catalyze disruption, healing, or conflict in social systems. Ethical awareness prevents regression into domination or withdrawal.</text:p>
      <text:p text:style-name="Text_20_body"><text:span text:style-name="Strong_20_Emphasis">Facilitator Guidance:</text:span><text:line-break/>Explore themes of spiritual humility, boundary-setting, and collective responsibility.</text:p>
      <text:list text:style-name="L16">
        <text:list-item>
          <text:p text:style-name="P36">Prompt reflection on situations where growth has created tension.</text:p>
        </text:list-item>
        <text:list-item>
          <text:p text:style-name="P36">Normalize guilt and grief, but reframe them as signs of ethical awareness.</text:p>
        </text:list-item>
        <text:list-item>
          <text:p text:style-name="P36">Discuss strategies for maintaining integrity while navigating difficult relationships.</text:p>
        </text:list-item>
      </text:list>
      <text:p text:style-name="P15"><text:span text:style-name="Strong_20_Emphasis">8. Using Resistance as a Diagnostic Tool:</text:span></text:p>
      <text:p text:style-name="P15"><text:soft-page-break/><text:span text:style-name="Strong_20_Emphasis"><text:span text:style-name="T15">How can internal or external resistance serve as clues for where healing or transformation is needed? What resistance have you encountered, and what might it be telling you?</text:span></text:span></text:p>
      <text:p text:style-name="Text_20_body"><text:span text:style-name="Strong_20_Emphasis">Theoretical Orientation:</text:span><text:line-break/>This question repositions resistance as feedback rather than failure. LP views resistance—whether internal avoidance or external backlash—as a diagnostic signal pointing to unresolved trauma, ideological programming, or misalignment.</text:p>
      <text:p text:style-name="Text_20_body"><text:span text:style-name="Strong_20_Emphasis">Facilitator Guidance:</text:span><text:line-break/>Encourage curiosity about resistance: “What is this discomfort trying to show me?”</text:p>
      <text:list text:style-name="L17">
        <text:list-item>
          <text:p text:style-name="P37">Differentiate protective resistance (intuitive caution) from fear-based resistance (trauma defense).</text:p>
        </text:list-item>
        <text:list-item>
          <text:p text:style-name="P37">Discuss how resistance often flags key growth areas—beliefs to unlearn, relationships to revise, wounds to tend.</text:p>
        </text:list-item>
        <text:list-item>
          <text:p text:style-name="P37">Reinforce that moving through resistance is integral to empowerment.</text:p>
        </text:list-item>
      </text:list>
      <text:p text:style-name="P38"><text:bookmark text:name="__RefHeading___Toc16859_1115860669"/></text:p>
      <text:h text:style-name="P39" text:outline-level="1"><text:bookmark-start text:name="__RefHeading___Toc16875_1115860669"/>Lesson Four: <text:span text:style-name="T21">Visualization</text:span><text:bookmark-end text:name="__RefHeading___Toc16875_1115860669"/></text:h>
      <text:p text:style-name="P40"><text:span text:style-name="Strong_20_Emphasis"><text:span text:style-name="T22">1. </text:span></text:span><text:span text:style-name="Strong_20_Emphasis">Visualization Capacity</text:span><text:line-break/><text:span text:style-name="Emphasis">Assess your ability to visualize. Can you see pictures in your mind’s eye when you close your eyes? If not, what are some things you need to do right now to increase your ability to visualize? If you are a part of a group, share with the group and discuss.</text:span></text:p>
      <text:p text:style-name="Text_20_body"><text:span text:style-name="Strong_20_Emphasis">Theoretical Orientation:</text:span><text:line-break/>This question addresses the developmental and neuroplastic basis of visualization. LP treats visualization as a learnable, trainable capacity rooted in the right brain’s creative and imaginal functions.</text:p>
      <text:p text:style-name="Text_20_body"><text:span text:style-name="Strong_20_Emphasis">Facilitator Guidance:</text:span></text:p>
      <text:list text:style-name="L18">
        <text:list-item>
          <text:p text:style-name="P41">Encourage participants to treat visualization like a muscle—strengthened through practice and play.</text:p>
        </text:list-item>
        <text:list-item>
          <text:p text:style-name="P41">Recommend right-brain activities (art, music, storytelling, dance).</text:p>
        </text:list-item>
        <text:list-item>
          <text:p text:style-name="P41">Normalize visual difficulties, especially for trauma survivors.</text:p>
        </text:list-item>
        <text:list-item>
          <text:p text:style-name="P41">Ask about visual, auditory, or kinesthetic preferences and explore alternative modalities.</text:p>
        </text:list-item>
      </text:list>
      <text:p text:style-name="Text_20_body"><text:span text:style-name="Strong_20_Emphasis">2. Safe and Effective Visualization</text:span><text:line-break/><text:span text:style-name="Emphasis">Visualization is important. In fact, it is a key to the process. However, to visualize you need a good vision. What basic connection visualizations and connection affirmations might you recommend to newbies on the spiritual path and why? Is it safe to recommend just any old visualization/affirmation? Why?</text:span></text:p>
      <text:p text:style-name="Text_20_body"><text:span text:style-name="Strong_20_Emphasis">Theoretical Orientation:</text:span><text:line-break/>This question invites critical evaluation of the content and context of visualizations. On the LP, visualization must be grounded in accurate metaphysical and ethical frameworks to avoid distortion or disconnection.</text:p>
      <text:p text:style-name="Text_20_body"><text:span text:style-name="Strong_20_Emphasis">Facilitator Guidance:</text:span></text:p>
      <text:list text:style-name="L19">
        <text:list-item>
          <text:p text:style-name="P42"><text:soft-page-break/>Compare effective LP visualizations (e.g., water glass, light stream) to vague or misguided ones.</text:p>
        </text:list-item>
        <text:list-item>
          <text:p text:style-name="P42">Emphasize the importance of safe symbolic content (e.g., light, containment, flow).</text:p>
        </text:list-item>
        <text:list-item>
          <text:p text:style-name="P42">Warn against visualizations promoting ego inflation, escapism, or disempowerment.</text:p>
        </text:list-item>
        <text:list-item>
          <text:p text:style-name="P42">Discuss affirmation safety—clarity, alignment, and grounded intent.</text:p>
        </text:list-item>
      </text:list>
      <text:p text:style-name="Text_20_body"><text:span text:style-name="Strong_20_Emphasis">3. Differentiating LP Visualization</text:span><text:line-break/><text:span text:style-name="Emphasis">Explore your own past spiritual training. How is LP intent/visualization different from other intent/visualization found in other schools of thought, like The Secret? Do you find passive and venal prayer/intent in your traditions? What other differences do you notice?</text:span></text:p>
      <text:p text:style-name="Text_20_body"><text:span text:style-name="Strong_20_Emphasis">Theoretical Orientation:</text:span><text:line-break/>This question foregrounds the ethical and volitional distinctions between LP visualization and mainstream or commodified “manifestation” practices. LP emphasizes empowered co-creation, not passive attraction.</text:p>
      <text:p text:style-name="Text_20_body"><text:span text:style-name="Strong_20_Emphasis">Facilitator Guidance:</text:span></text:p>
      <text:list text:style-name="L20">
        <text:list-item>
          <text:p text:style-name="P43">Contrast LP’s active, collective, and ethical use of visualization with more narcissistic or passive models.</text:p>
        </text:list-item>
        <text:list-item>
          <text:p text:style-name="P43">Ask about traditions that taught waiting, begging, or transactional prayer.</text:p>
        </text:list-item>
        <text:list-item>
          <text:p text:style-name="P43">Emphasize the LP’s focus on agency, responsibility, and healing—not personal gain alone.</text:p>
        </text:list-item>
      </text:list>
      <text:p text:style-name="Text_20_body"><text:span text:style-name="Strong_20_Emphasis">4. Visualization and Action Synergy</text:span><text:line-break/><text:span text:style-name="Emphasis">The LP emphasizes that visualization must be accompanied by action. Reflect on a time when you visualized something but did not act on it. What was the outcome? How can you ensure your visualizations are followed by effective, ethical, and aligned action?</text:span></text:p>
      <text:p text:style-name="Text_20_body"><text:span text:style-name="Strong_20_Emphasis">Theoretical Orientation:</text:span><text:line-break/>This question links internal and external will. Visualization activates potential, but action is required to actualize change. LP warns against magical thinking without material engagement.</text:p>
      <text:p text:style-name="Text_20_body"><text:soft-page-break/><text:span text:style-name="Strong_20_Emphasis">Facilitator Guidance:</text:span></text:p>
      <text:list text:style-name="L21">
        <text:list-item>
          <text:p text:style-name="P44">Use examples from daily life—intending to heal but not doing the work.</text:p>
        </text:list-item>
        <text:list-item>
          <text:p text:style-name="P44">Highlight the need for scaffolding: plans, habits, supports.</text:p>
        </text:list-item>
        <text:list-item>
          <text:p text:style-name="P44">Reinforce that alignment between will, vision, and behavior accelerates growth.</text:p>
        </text:list-item>
      </text:list>
      <text:p text:style-name="Text_20_body"><text:span text:style-name="Strong_20_Emphasis">5. Law of Repulsion and Protective Visualization</text:span><text:line-break/><text:span text:style-name="Emphasis">The lesson introduces visualization not only as an attractive force but also a repulsive one. Can you think of areas in your life where you might benefit from repulsive visualizations—setting boundaries, rejecting harmful patterns, or dissolving toxic influences?</text:span></text:p>
      <text:p text:style-name="Text_20_body"><text:span text:style-name="Strong_20_Emphasis">Theoretical Orientation:</text:span><text:line-break/>This question introduces visualization as a tool for protection and rejection—not just attraction. The LP’s Law of Repulsion affirms that expelling toxicity is essential to healing and empowerment.</text:p>
      <text:p text:style-name="Text_20_body"><text:span text:style-name="Strong_20_Emphasis">Facilitator Guidance:</text:span></text:p>
      <text:list text:style-name="L22">
        <text:list-item>
          <text:p text:style-name="P45">Explore discomfort participants may have with “repulsion” due to moral conditioning.</text:p>
        </text:list-item>
        <text:list-item>
          <text:p text:style-name="P45">Offer examples: mirrored shields, energetic domes, burning cords.</text:p>
        </text:list-item>
        <text:list-item>
          <text:p text:style-name="P45">Frame repulsion as loving resistance to harm, not hatred or aggression.</text:p>
        </text:list-item>
      </text:list>
      <text:p text:style-name="Text_20_body"><text:span text:style-name="Strong_20_Emphasis">6. Distinguishing Spiritual from Profane Use</text:span><text:line-break/><text:span text:style-name="Emphasis">The LP warns against using visualization solely for selfish or materialistic gain. Reflect on your motivations. Are your visualizations aligned with collective well-being and healing? How do you balance personal desires with planetary or spiritual responsibility?</text:span></text:p>
      <text:p text:style-name="Text_20_body"><text:span text:style-name="Strong_20_Emphasis">Theoretical Orientation:</text:span><text:line-break/>This question critiques spiritual materialism and reinforces LP’s ethical orientation. Visualizations should serve both personal alignment and collective evolution.</text:p>
      <text:p text:style-name="Text_20_body"><text:span text:style-name="Strong_20_Emphasis">Facilitator Guidance:</text:span></text:p>
      <text:list text:style-name="L23">
        <text:list-item>
          <text:p text:style-name="P46">Encourage honest self-inquiry into motives.</text:p>
        </text:list-item>
        <text:list-item>
          <text:p text:style-name="P46"><text:soft-page-break/>Introduce concepts like planetary stewardship and symbiotic consciousness.</text:p>
        </text:list-item>
        <text:list-item>
          <text:p text:style-name="P46">Validate desire but stress right relationship with the Whole.</text:p>
        </text:list-item>
      </text:list>
      <text:p text:style-name="Text_20_body"><text:span text:style-name="Strong_20_Emphasis">7. Symbol Systems and Personal Metaphors</text:span><text:line-break/><text:span text:style-name="Emphasis">The LP uses the Water Glass and streaming light as visual metaphors. Are there symbols, metaphors, or sensory modalities (sound, color, movement) that better represent your experience of connection or intent? How might you personalize your visualization practice?</text:span></text:p>
      <text:p text:style-name="Text_20_body"><text:span text:style-name="Strong_20_Emphasis">Theoretical Orientation:</text:span><text:line-break/>This question affirms that meaningful imagery is subjective. Personal metaphors can enhance emotional resonance and neuro-symbolic impact.</text:p>
      <text:p text:style-name="Text_20_body"><text:span text:style-name="Strong_20_Emphasis">Facilitator Guidance:</text:span></text:p>
      <text:list text:style-name="L24">
        <text:list-item>
          <text:p text:style-name="P47">Invite participants to craft unique visual symbols (e.g., trees, flames, birds).</text:p>
        </text:list-item>
        <text:list-item>
          <text:p text:style-name="P47">Discuss how these symbols encode intent or emotional truth.</text:p>
        </text:list-item>
        <text:list-item>
          <text:p text:style-name="P47">Reinforce that personal resonance boosts effectiveness.</text:p>
        </text:list-item>
      </text:list>
      <text:p text:style-name="Text_20_body"><text:span text:style-name="Strong_20_Emphasis">8. Visualization as a Reprogramming Tool</text:span><text:line-break/><text:span text:style-name="Emphasis">Visualization can rewire mental patterns and reprogram neurological systems. What limiting beliefs or inherited ideologies would you like to overwrite using visualization? How might you visualize the dissolution of these mental programs?</text:span></text:p>
      <text:p text:style-name="Text_20_body"><text:span text:style-name="Strong_20_Emphasis">Theoretical Orientation:</text:span><text:line-break/>This question aligns visualization with neuroplasticity and decolonization. LP treats visualization as a cognitive repatterning tool capable of deconstructing ideological contamination.</text:p>
      <text:p text:style-name="Text_20_body"><text:span text:style-name="Strong_20_Emphasis">Facilitator Guidance:</text:span></text:p>
      <text:list text:style-name="L25">
        <text:list-item>
          <text:p text:style-name="P48">Encourage identification of internalized messages (e.g., “I’m not enough,” “Power is dangerous”).</text:p>
        </text:list-item>
        <text:list-item>
          <text:p text:style-name="P48">Practice visual dissolutions—melting, shattering, composting old beliefs.</text:p>
        </text:list-item>
        <text:list-item>
          <text:p text:style-name="P48">Emphasize repetition, emotional charge, and affirmational replacement.</text:p>
        </text:list-item>
      </text:list>
      <text:h text:style-name="P49" text:outline-level="1"><text:bookmark-start text:name="__RefHeading___Toc2204_2940949922"/>Lesson Five – Boundaries <text:bookmark-end text:name="__RefHeading___Toc2204_2940949922"/></text:h>
      <text:p text:style-name="P50"><text:bookmark-start text:name="__RefHeading___Toc2206_2940949922"/><text:span text:style-name="Strong_20_Emphasis">1. </text:span><text:span text:style-name="Strong_20_Emphasis"><text:span text:style-name="T23">The Role of Boundaries in Healing</text:span></text:span><text:span text:style-name="Strong_20_Emphasis">:</text:span><text:bookmark-end text:name="__RefHeading___Toc2206_2940949922"/></text:p>
      <text:p text:style-name="P50"><text:bookmark-start text:name="__RefHeading___Toc2208_2940949922"/><text:span text:style-name="Strong_20_Emphasis"><text:span text:style-name="T15">Why are boundaries and safe spaces important? Do you currently have safe spaces in your life? What do the people in your life do when you try to assert healthy boundaries? Share your experiences.</text:span></text:span><text:bookmark-end text:name="__RefHeading___Toc2208_2940949922"/></text:p>
      <text:p text:style-name="Text_20_body"><text:span text:style-name="Emphasis">Theoretical Orientation:</text:span><text:line-break/>In Lightning Path terms, boundaries are energetic, emotional, psychological, and physical safeguards that preserve the integrity of the physical unit (PU). Safe spaces—both internal and external—are crucial for healing, integration, and connection, because they reduce threat levels and create the conditions necessary for neurophysiological relaxation and spiritual expansion. Boundary formation is thus not merely therapeutic; it is ontological and developmental.</text:p>
      <text:p text:style-name="Text_20_body"><text:span text:style-name="Emphasis">Facilitator Guidance:</text:span><text:line-break/>Boundaries and safe spaces are essential because they create the conditions necessary for emotional safety, psychological clarity, and spiritual expansion. Without boundaries, the physical unit remains in a state of anxiety or hypervigilance, making sustained connection difficult. Participants may share a lack of current safe spaces, and many will note resistance or discomfort from others when they assert boundaries. Affirm the legitimacy of their experience and emphasize that resistance from others is often a sign that the boundary-setting is necessary.</text:p>
      <text:p text:style-name="P51"><text:span text:style-name="Strong_20_Emphasis">2. Personalizing Your Boundary Visualization</text:span><text:span text:style-name="Strong_20_Emphasis"><text:span text:style-name="T22">:</text:span></text:span></text:p>
      <text:p text:style-name="P52"><text:span text:style-name="Strong_20_Emphasis"><text:span text:style-name="T15">In this lesson, we learned a basic boundary visualization. Can you think of ways to enhance that visualization and make it personal to yourself? Share with others in your group.</text:span></text:span></text:p>
      <text:p text:style-name="Text_20_body"><text:span text:style-name="Emphasis">Theoretical Orientation:</text:span><text:line-break/>Visualization on the Lightning Path is a spiritual technique used to align consciousness and matter through focused imagery. For visualizations to be effective, they must resonate symbolically and emotionally with the practitioner. Personalizing a boundary visualization increases both its neuroplastic impact and its metaphysical efficacy.</text:p>
      <text:p text:style-name="Text_20_body"><text:soft-page-break/><text:span text:style-name="Emphasis">Facilitator Guidance:</text:span><text:line-break/>Effective visualization depends on emotional resonance and symbolic power. Participants might enhance the visualization with specific colors (e.g., gold for protection, violet for purification), textures (e.g., crystalline walls, fire, mist), or sounds (e.g., a humming tone). Encourage them to adapt it to various settings: a soft aura at home, a mirrored shell at work, etc. Emphasize experimentation and emotional feedback as a guide.</text:p>
      <text:p text:style-name="P51"><text:span text:style-name="Strong_20_Emphasis">3. Personalizing Your Boundary Visualization:</text:span></text:p>
      <text:p text:style-name="P52"><text:span text:style-name="Strong_20_Emphasis"><text:span text:style-name="T15"><text:s/>Are there any family members, friends, or coworkers that engage in assault and that violate your boundaries? What are you going to do to assert boundaries and protect yourself from further assault? Share your thoughts with the group.</text:span></text:span></text:p>
      <text:p text:style-name="Text_20_body"><text:span text:style-name="Emphasis">Theoretical Orientation:</text:span><text:line-break/>The Lightning Path recognizes that toxic environments and violent interpersonal dynamics are not merely behavioral issues but assaults on the sanctity of the physical unit and the coherence of the consciousness field. Naming and resisting these incursions is an act of sacred self-defense and necessary for authentic spiritual progress.</text:p>
      <text:p text:style-name="Text_20_body"><text:span text:style-name="Emphasis">Facilitator Guidance:</text:span><text:line-break/>Participants may name specific people who violate their space through manipulation, guilt-tripping, gaslighting, or physical aggression. Discuss strategies such as verbal boundary-setting, emotional withdrawal, or even physical disengagement. Reaffirm that self-protection is a legitimate spiritual act and encourage follow-through without guilt.</text:p>
      <text:p text:style-name="P51"><text:span text:style-name="Strong_20_Emphasis">4. Cultural and Social Messages About Boundaries:</text:span></text:p>
      <text:p text:style-name="P51"><text:span text:style-name="Strong_20_Emphasis"><text:span text:style-name="T15">Many of us are taught to prioritize politeness, obedience, or conformity over assertiveness. How have social, cultural, or religious messages affected your ability to say “no” or to protect your space? How might unlearning these messages help empower your healing and connection process?</text:span></text:span></text:p>
      <text:p text:style-name="P52"><text:span text:style-name="Strong_20_Emphasis"><text:span text:style-name="T24">What cultural or social messages have you internalized about boundaries? Where did you learn them (e.g., family, religion, school, media), and how do they affect your current behavior?</text:span></text:span></text:p>
      <text:p text:style-name="Text_20_body"><text:soft-page-break/><text:span text:style-name="Emphasis">Theoretical Orientation:</text:span><text:line-break/>Ideological programming that discourages boundary assertion is a key mechanism of toxic socialization. Such messages condition compliance and submission, fracturing spiritual will and reinforcing exploitative power structures. Deconstructing these scripts is a prerequisite for healing and reconnection.</text:p>
      <text:p text:style-name="Text_20_body"><text:span text:style-name="Emphasis">Facilitator Guidance:</text:span><text:line-break/>Participants may identify teachings from family, school, religion, or media that discourage boundary-setting—e.g., 'be nice,' 'respect your elders,' or 'forgive and forget.' These social scripts disempower individuals and enable abuse. Facilitators can help participants unmask these ideologies and replace them with affirmations of autonomy, sovereignty, and spiritual legitimacy.</text:p>
      <text:p text:style-name="P51"><text:span text:style-name="Strong_20_Emphasis">5. Visualizing Collective Safety</text:span><text:span text:style-name="Strong_20_Emphasis"><text:span text:style-name="T15">.</text:span></text:span></text:p>
      <text:p text:style-name="P51"><text:span text:style-name="Strong_20_Emphasis"><text:span text:style-name="T15">Imagine a community where everyone's boundaries are respected, and safety is prioritized. What would that look like? How might visualization help co-create not just personal safety, but collective healing environments?</text:span></text:span></text:p>
      <text:p text:style-name="P51"><text:span text:style-name="Strong_20_Emphasis"><text:span text:style-name="T24">What does it look like? Who is there? What do you do? How can visualization of shared safety support healing on a group or planetary scale?</text:span></text:span></text:p>
      <text:p text:style-name="Text_20_body"><text:span text:style-name="Emphasis">Theoretical Orientation:</text:span><text:line-break/>According to the Lightning Path, visualization is not only a personal empowerment tool but also a mechanism of collective intention-setting. As inner imagery coalesces across individuals, it seeds new socio-spiritual templates within the Fabric of Consciousness. Collective safety begins with collective imagination.</text:p>
      <text:p text:style-name="Text_20_body"><text:span text:style-name="Emphasis">Facilitator Guidance:</text:span><text:line-break/>Encourage participants to imagine shared safe spaces: community circles, healing temples, energetic domes around families or groups. Discuss the role of visualization in seeding collective realities and mobilizing group coherence. Highlight that transformation begins with inner intent and image, radiating outward through consistent practice and collective synergy.</text:p>
      <text:h text:style-name="P53" text:outline-level="2"/>
      <text:p text:style-name="P54"/>
      <text:p text:style-name="P55"><text:soft-page-break/></text:p>
      <text:h text:style-name="P12" text:outline-level="1"><text:bookmark-start text:name="__RefHeading___Toc2210_2940949922"/>Lesson Six – The Importance of Staying Positive<text:bookmark-end text:name="__RefHeading___Toc2210_2940949922"/></text:h>
      <text:p text:style-name="P56"><text:span text:style-name="Strong_20_Emphasis"><text:span text:style-name="T12">1. </text:span></text:span><text:span text:style-name="Strong_20_Emphasis"><text:span text:style-name="T25">The LP Meaning of Positivity </text:span></text:span></text:p>
      <text:p text:style-name="P56"><text:span text:style-name="Strong_20_Emphasis"><text:span text:style-name="T15">What, in LP terms, does it mean to “stay positive?” How is it different from “standard” spiritual/therapeutic advice? Why is it important?</text:span></text:span></text:p>
      <text:p text:style-name="Text_20_body"><text:span text:style-name="Emphasis">Theoretical Orientation:</text:span><text:line-break/>On the Lightning Path, “staying positive” refers not to emotional placidity or superficial cheerfulness, but to energetic empowerment. Positivity in this sense denotes the presence and flow of Consciousness through the physical unit, enabling aligned intention and meaningful action. This concept opposes dominant cultural tropes of toxic positivity, which discourage critical engagement and serve to pacify dissent and suppress transformation.</text:p>
      <text:p text:style-name="Text_20_body"><text:span text:style-name="Emphasis">Facilitator Guidance:</text:span><text:line-break/>In LP terms, staying positive means being empowered—having spiritual energy flowing through the body and the will to act in alignment with one's highest values. It contrasts sharply with mainstream 'positivity' which often demands passive acceptance, toxic cheerfulness, or superficial gratitude. LP positivity is about reclaiming power, asserting boundaries, and intentionally shaping reality. It is important because without real energetic empowerment, the process of healing and connection is undermined.</text:p>
      <text:p text:style-name="P51"><text:span text:style-name="Strong_20_Emphasis">2. </text:span><text:span text:style-name="Strong_20_Emphasis"><text:span text:style-name="T25">Assessment of Life Spaces</text:span></text:span></text:p>
      <text:p text:style-name="P51"><text:span text:style-name="Strong_20_Emphasis"><text:span text:style-name="T15">Take a look at your own life. Do you see yourself as being positive in the LP sense? If not, what are some of the challenges you face and things you can do to create more positive/empowered spaces?</text:span></text:span></text:p>
      <text:p text:style-name="Text_20_body"><text:span text:style-name="Emphasis">Theoretical Orientation:</text:span><text:line-break/>The internalization of disempowerment is a predictable outcome of toxic socialization and ideological conditioning. Reclaiming LP-style positivity requires identifying and removing obstacles to empowerment—both internal and external—and re-establishing channels of healthy Consciousness flow through consistent practice and safe environmental design.</text:p>
      <text:p text:style-name="Text_20_body"><text:soft-page-break/><text:span text:style-name="Emphasis">Facilitator Guidance:</text:span><text:line-break/>Participants may identify challenges such as low self-esteem, unsupportive relationships, or lack of practice with visualization. Suggestions include adopting daily empowerment visualizations, reframing self-narratives, creating sacred spaces at home, and reducing exposure to toxic environments or media. Emphasize that progress takes time and consistency.</text:p>
      <text:p text:style-name="P51"><text:span text:style-name="Strong_20_Emphasis">3. </text:span><text:span text:style-name="Strong_20_Emphasis"><text:span text:style-name="T25">Grounding Praxis</text:span></text:span></text:p>
      <text:p text:style-name="P51"><text:span text:style-name="Strong_20_Emphasis"><text:span text:style-name="T15">What are three things we suggest you do to get started on a path back to positivity and empowerment? Why do you think they are important? Have you had any difficulty trying to apply this advice?</text:span></text:span></text:p>
      <text:p text:style-name="Text_20_body"><text:span text:style-name="Emphasis">Theoretical Orientation:</text:span><text:line-break/>LP empowerment practices are not symbolic rituals or metaphysical indulgences—they are neuroenergetic training protocols designed to restore individual sovereignty, increase energetic capacity, and initiate durable transformation. They function as techniques of self-liberation and should be assessed according to their ability to reorient consciousness and behavior.</text:p>
      <text:p text:style-name="Text_20_body"><text:span text:style-name="Emphasis">Facilitator Guidance:</text:span><text:line-break/>Three recommended practices are: 1) Use empowerment visualizations; 2) Intend connection with affirmations; 3) Set and enforce personal boundaries. These are important because they train the mind and body to reclaim agency, restore energetic integrity, and establish safe, supportive conditions for growth. Participants may note struggles with consistency, social pushback, or internalized disempowerment. Encourage patience, persistence, and group support.</text:p>
      <text:p text:style-name="P57"/>
      <text:h text:style-name="P58" text:outline-level="1"><text:bookmark-start text:name="__RefHeading___Toc2212_2940949922"/>Lesson Seven – The Importance of Breathing<text:bookmark-end text:name="__RefHeading___Toc2212_2940949922"/></text:h>
      <text:p text:style-name="P59"><text:span text:style-name="Strong_20_Emphasis">1. Breathwork as a Spiritual Technology: </text:span><text:line-break/><text:span text:style-name="Emphasis">Why is breathing important? From a spiritual perspective, what is deep breathing designed to alleviate? What sorts of conditions trigger the need for breathing?</text:span></text:p>
      <text:p text:style-name="Text_20_body"><text:span text:style-name="Strong_20_Emphasis">Theoretical Orientation:</text:span><text:line-break/>This question positions breathwork as a foundational spiritual technology that regulates the nervous system and anchors consciousness in the body. In LP, breath functions as both a physiological stabilizer and a spiritual tether—counteracting anxiety, dissociation, and energetic overload.</text:p>
      <text:p text:style-name="Text_20_body"><text:span text:style-name="Strong_20_Emphasis">Facilitator Guidance:</text:span></text:p>
      <text:list text:style-name="L26">
        <text:list-item>
          <text:p text:style-name="P60">Invite discussion of how breath mediates between body and spirit.</text:p>
        </text:list-item>
        <text:list-item>
          <text:p text:style-name="P60">Explore conditions like stress, overstimulation, and emotional reactivity as triggers.</text:p>
        </text:list-item>
        <text:list-item>
          <text:p text:style-name="P60">Normalize the use of breath as a spiritual first aid tool.</text:p>
        </text:list-item>
        <text:list-item>
          <text:p text:style-name="P60">Reference trauma-informed practices that integrate breath as grounding.</text:p>
        </text:list-item>
      </text:list>
      <text:p text:style-name="Text_20_body"><text:span text:style-name="Strong_20_Emphasis">2. Grounding with Breath During Spiritual Activation</text:span><text:line-break/><text:span text:style-name="Emphasis">Have you had spiritual experiences (i.e. connection experiences) where breathing has (or could have) helped you ground? Write down your thoughts and reflect. If you are a part of a group, share with the group and discuss.</text:span></text:p>
      <text:p text:style-name="Text_20_body"><text:span text:style-name="Strong_20_Emphasis">Theoretical Orientation:</text:span><text:line-break/>This question explores breath as a somatic grounding tool during altered states of consciousness. It reinforces LP’s emphasis on integration and the importance of containing spiritual energy within the body.</text:p>
      <text:p text:style-name="Text_20_body"><text:span text:style-name="Strong_20_Emphasis">Facilitator Guidance:</text:span></text:p>
      <text:list text:style-name="L27">
        <text:list-item>
          <text:p text:style-name="P61">Ask participants to share memories of overwhelming or euphoric connection states.</text:p>
        </text:list-item>
        <text:list-item>
          <text:p text:style-name="P61">Discuss how conscious breathing might have enhanced those moments or restored equilibrium.</text:p>
        </text:list-item>
        <text:list-item>
          <text:p text:style-name="P61"><text:soft-page-break/>Validate challenges in staying grounded during mystical insight or trauma release.</text:p>
        </text:list-item>
        <text:list-item>
          <text:p text:style-name="P61">Emphasize regular breath practice to build grounding reflexes.</text:p>
        </text:list-item>
      </text:list>
      <text:p text:style-name="Text_20_body"><text:span text:style-name="Strong_20_Emphasis">3. Managing Extremes: Zenith and Nadir Experiences</text:span><text:line-break/><text:span text:style-name="Emphasis">What is the difference between a zenith experience and a nadir experience? Have you had either of these? How did you handle it “in the moment,” and subsequently? Share your experiences.</text:span></text:p>
      <text:p text:style-name="Text_20_body"><text:span text:style-name="Strong_20_Emphasis">Theoretical Orientation:</text:span><text:line-break/>This question introduces LP’s diagnostic framework for peak (zenith) and valley (nadir) states. Recognizing these states enables practitioners to respond appropriately, minimizing harm and maximizing insight.</text:p>
      <text:p text:style-name="Text_20_body"><text:span text:style-name="Strong_20_Emphasis">Facilitator Guidance:</text:span></text:p>
      <text:list text:style-name="L28">
        <text:list-item>
          <text:p text:style-name="P62">Define terms clearly: zenith = overwhelming light/love/power; nadir = overwhelming fear/pain/shadow.</text:p>
        </text:list-item>
        <text:list-item>
          <text:p text:style-name="P62">Invite sharing of mystical highs and traumatic lows.</text:p>
        </text:list-item>
        <text:list-item>
          <text:p text:style-name="P62">Explore the value of breath, boundaries, and pacing in both cases.</text:p>
        </text:list-item>
        <text:list-item>
          <text:p text:style-name="P62">Emphasize the importance of post-event integration.</text:p>
        </text:list-item>
      </text:list>
      <text:p text:style-name="Text_20_body"><text:span text:style-name="Strong_20_Emphasis">4. Breath Technique and Supportive Visualization</text:span><text:line-break/><text:span text:style-name="Emphasis">Describe the proper breathing technique. Are there any visualizations and affirmations you can think of, besides the one provided in the text, that can facilitate the relaxation process?</text:span></text:p>
      <text:p text:style-name="Text_20_body"><text:span text:style-name="Strong_20_Emphasis">Theoretical Orientation:</text:span><text:line-break/>This question focuses on technique and customization. LP encourages users to adopt structured breath practices and tailor visual/linguistic cues that deepen relaxation and embodiment.</text:p>
      <text:p text:style-name="Text_20_body"><text:span text:style-name="Strong_20_Emphasis">Facilitator Guidance:</text:span></text:p>
      <text:list text:style-name="L29">
        <text:list-item>
          <text:p text:style-name="P63">Review proper breathing mechanics: nose inhale, mouth exhale, diaphragmatic breath.</text:p>
        </text:list-item>
        <text:list-item>
          <text:p text:style-name="P63">Invite participants to create their own calming affirmations (e.g., “I am safe,” “Light fills me.”)</text:p>
        </text:list-item>
        <text:list-item>
          <text:p text:style-name="P63"><text:soft-page-break/>Explore imagery that soothes the nervous system (e.g., flowing water, glowing embers).</text:p>
        </text:list-item>
        <text:list-item>
          <text:p text:style-name="P63">Encourage practice combinations that resonate emotionally and symbolically.</text:p>
        </text:list-item>
      </text:list>
      <text:p text:style-name="P59"/>
      <text:h text:style-name="Heading_20_1" text:outline-level="1"><text:bookmark-start text:name="__RefHeading___Toc2214_2940949922"/>Lesson Eight – How to Stay on Course<text:bookmark-end text:name="__RefHeading___Toc2214_2940949922"/></text:h>
      <text:p text:style-name="P64"><text:bookmark-start text:name="__RefHeading___Toc2216_2940949922"/>1. Violence and Chaos as Disruptive Forces<text:bookmark-end text:name="__RefHeading___Toc2216_2940949922"/></text:p>
      <text:p text:style-name="P65">Do you experience violence and chaos in your life? If so, think about the various ways this harms you and makes healing and connection practice difficult. What do you think you can do to break the patterns of violence and chaos so you can continue forward movement? Write down your thoughts and reflect.</text:p>
      <text:p text:style-name="P66">Theoretical Orientation:</text:p>
      <text:p text:style-name="P65">This question addresses the energetic and psychological disruptions caused by exposure to violence and chaos. According to LP theory, connection requires a calm, safe internal and external environment. Persistent violence—whether emotional, physical, psychological, or spiritual—activates stress systems and undermines the stability needed for consistent spiritual practice.</text:p>
      <text:p text:style-name="P67">Facilitator Guidance:</text:p>
      <text:p text:style-name="P65">Invite participants to reflect on their environments, relationships, and behaviors. Suggest they identify subtle as well as overt forms of violence or chaos. Discuss boundary-setting, removing oneself from toxic situations, and using visualizations or no-violence rules. Emphasize that reducing violence is not just protective—it is also generative of spiritual coherence.</text:p>
      <text:p text:style-name="P64"><text:bookmark-start text:name="__RefHeading___Toc2218_2940949922"/>2. Prioritization and Spiritual Commitment<text:bookmark-end text:name="__RefHeading___Toc2218_2940949922"/></text:p>
      <text:p text:style-name="P65">Examine the priorities in your life? Where do you put your most energy and effort? Where do you put the least? Write down your top five priorities. Is human/spiritual development on this list? If not, what can you do to shift priorities around so you can give your personal development the time it really needs?</text:p>
      <text:p text:style-name="P66">Theoretical Orientation:</text:p>
      <text:p text:style-name="P65">This question foregrounds the necessity of commitment in spiritual development. On the LP, progress is cumulative and depends on time and energy invested. Competing priorities—especially under capitalism—can dilute intent and impede connection.</text:p>
      <text:p text:style-name="P67">Facilitator Guidance:</text:p>
      <text:p text:style-name="P65">Guide participants to identify how they currently allocate their time and energy. Encourage honest accounting of unconscious habits (e.g., social media, overwork). Discuss strategies for reclaiming time—e.g., digital detox, schedule audits, habit stacking. Affirm that spiritual work is worthy of front-line prioritization.</text:p>
      <text:p text:style-name="P64"><text:bookmark-start text:name="__RefHeading___Toc2220_2940949922"/><text:soft-page-break/>3. Information Hygiene and Spiritual Discernment<text:bookmark-end text:name="__RefHeading___Toc2220_2940949922"/></text:p>
      <text:p text:style-name="P65">Take a moment to think about all the various authors, bloggers, vloggers, and so on you go to for information and inspiration. Have you ever thought critically about these information sources? Do you think some of these sources might be interfering with your progress? If so, in what way? Write down your answers and reflect.</text:p>
      <text:p text:style-name="P66">Theoretical Orientation:</text:p>
      <text:p text:style-name="P65">This question engages the epistemic side of spiritual growth. LP emphasizes that ideological contamination and misinformation are major barriers to connection. Without discernment, seekers may internalize disempowering or confusing narratives.</text:p>
      <text:p text:style-name="P66">Facilitator Guidance:</text:p>
      <text:p text:style-name="P65">Discuss criteria for evaluating spiritual sources—clarity, empowerment, accessibility, groundedness. Invite participants to share examples of confusing or manipulative teachings. Suggest using tools like the LP’s Seven Pillars of Authenticity to assess spiritual content.</text:p>
      <text:p text:style-name="P64"><text:bookmark-start text:name="__RefHeading___Toc2222_2940949922"/>4. Signs of Disconnection<text:bookmark-end text:name="__RefHeading___Toc2222_2940949922"/></text:p>
      <text:p text:style-name="P65">Have you ever noticed yourself feeling apathetic, cynical, overwhelmed, or resistant to your spiritual practice? What are the signs that you’re slipping off the path, and how might you respond compassionately to these signs?</text:p>
      <text:p text:style-name="P66">Theoretical Orientation:</text:p>
      <text:p text:style-name="P65">This question helps participants normalize fluctuation in spiritual engagement. LP acknowledges that periods of disconnection are inevitable, especially under toxic conditions. Recognizing signs early allows for gentle course correction.</text:p>
      <text:p text:style-name="P66">Facilitator Guidance:</text:p>
      <text:p text:style-name="P65">Facilitate a conversation about personal indicators of disconnection—e.g., irritability, exhaustion, avoidance, nihilism. Emphasize non-judgment and invite compassionate self-inquiry. Offer re-entry strategies like micro-practices, group support, or nature immersion.</text:p>
      <text:p text:style-name="P64"><text:bookmark-start text:name="__RefHeading___Toc2224_2940949922"/>5. Rhythms and Rest<text:bookmark-end text:name="__RefHeading___Toc2224_2940949922"/></text:p>
      <text:p text:style-name="P65">The lesson notes that healing and connection require energy and sometimes even withdrawal. How do you know when it’s time to rest versus when you’re avoiding necessary inner work? What indicators can help you distinguish between burnout and avoidance?</text:p>
      <text:p text:style-name="P66">Theoretical Orientation:</text:p>
      <text:p text:style-name="P65"><text:soft-page-break/>This question emphasizes the LP’s respect for natural cycles and the nervous system’s need for recovery. Overexertion without integration leads to burnout. Confusing avoidance with rest can also stall progress.</text:p>
      <text:p text:style-name="P66">Facilitator Guidance:</text:p>
      <text:p text:style-name="P65">Encourage participants to track their somatic and emotional cues—e.g., tension, fatigue, apathy. Discuss the difference between regenerative pause and escapist retreat. Suggest journaling, reflective walks, or talking to a mentor to sort out motivations.</text:p>
      <text:p text:style-name="P64"><text:bookmark-start text:name="__RefHeading___Toc2226_2940949922"/>6. Spiritual Overload and Pacing<text:bookmark-end text:name="__RefHeading___Toc2226_2940949922"/></text:p>
      <text:p text:style-name="P67">Have you ever consumed too much spiritual content or pushed your development too quickly? What were the effects? How can you pace your growth to ensure it remains grounded, joyful, and sustainable?</text:p>
      <text:p text:style-name="Text_20_body"><text:span text:style-name="Strong_20_Emphasis"><text:span text:style-name="T15">Theoretical Orientation:</text:span></text:span><text:line-break/>The Lightning Path emphasizes spiritual integration over intensity. Like physical exercise, too much too fast can strain the nervous system and emotional body. Overload occurs when the content outpaces the capacity for processing and embodiment. Sustainable growth is achieved through rhythm, rest, and reflection.</text:p>
      <text:p text:style-name="Text_20_body"><text:span text:style-name="Strong_20_Emphasis"><text:span text:style-name="T15">Facilitator Guidance:</text:span></text:span></text:p>
      <text:list text:style-name="L30">
        <text:list-item>
          <text:p text:style-name="P68">Normalize the tendency to binge on spiritual content, especially early in awakening.</text:p>
        </text:list-item>
        <text:list-item>
          <text:p text:style-name="P68">Invite participants to share how they’ve recognized when they’ve done “too much.”</text:p>
        </text:list-item>
        <text:list-item>
          <text:p text:style-name="P68">Discuss indicators of imbalance: anxiety, fatigue, disconnection, irritability.</text:p>
        </text:list-item>
        <text:list-item>
          <text:p text:style-name="P68">Encourage the development of a personal rhythm of learning and integration.</text:p>
        </text:list-item>
        <text:list-item>
          <text:p text:style-name="P68">Recommend scheduled breaks, creative outlets, and periodic “digital detox.”</text:p>
        </text:list-item>
      </text:list>
      <text:p text:style-name="P64"><text:bookmark-start text:name="__RefHeading___Toc2228_2940949922"/>7. Creating Anchors and Reminders<text:bookmark-end text:name="__RefHeading___Toc2228_2940949922"/></text:p>
      <text:p text:style-name="P67">When life gets busy or overwhelming, what helps you remember your practice? Are there symbols, routines, or places you can use to anchor your intent and gently redirect your attention when you drift?</text:p>
      <text:p text:style-name="Text_20_body"><text:soft-page-break/><text:span text:style-name="Strong_20_Emphasis"><text:span text:style-name="T15">Theoretical Orientation:</text:span></text:span><text:line-break/>In LP, connection is a neurological and spiritual habit formed through repetition. Anchors—like breath, affirmations, sacred objects, or environmental cues—help stabilize the connection circuit and foster long-term embodiment of spiritual consciousness in daily life.</text:p>
      <text:p text:style-name="Text_20_body"><text:span text:style-name="Strong_20_Emphasis"><text:span text:style-name="T15">Facilitator Guidance:</text:span></text:span></text:p>
      <text:list text:style-name="L31">
        <text:list-item>
          <text:p text:style-name="P69">Invite participants to share what already works for them: candles, altars, stones, mantras, routines.</text:p>
        </text:list-item>
        <text:list-item>
          <text:p text:style-name="P69">Discuss how these items serve as “touchstones” for connection.</text:p>
        </text:list-item>
        <text:list-item>
          <text:p text:style-name="P69">Encourage creative experimentation with visual, auditory, kinesthetic, or spatial anchors.</text:p>
        </text:list-item>
        <text:list-item>
          <text:p text:style-name="P69">Normalize lapses; emphasize return and reorientation as part of the path.</text:p>
        </text:list-item>
        <text:list-item>
          <text:p text:style-name="P69">Highlight the difference between ritualized compulsion and gentle prompting.</text:p>
        </text:list-item>
      </text:list>
      <text:p text:style-name="P64"><text:bookmark-start text:name="__RefHeading___Toc2230_2940949922"/>8. Internal vs. External Barriers<text:bookmark-end text:name="__RefHeading___Toc2230_2940949922"/></text:p>
      <text:p text:style-name="P67">Reflect on the distinction between internal (e.g., fear, doubt, trauma) and external (e.g., toxic environments, misinformation) factors that can disrupt your path. Which do you experience more often, and how do you typically address them?</text:p>
      <text:p text:style-name="Text_20_body"><text:span text:style-name="Strong_20_Emphasis"><text:span text:style-name="T15">Theoretical Orientation:</text:span></text:span><text:line-break/>LP posits that both internal fragmentation (due to toxic socialization) and external interference (violence, ideology) can disrupt connection. Growth requires accurately assessing the source of resistance and applying appropriate healing or structural changes.</text:p>
      <text:p text:style-name="Text_20_body"><text:span text:style-name="Strong_20_Emphasis"><text:span text:style-name="T15">Facilitator Guidance:</text:span></text:span></text:p>
      <text:list text:style-name="L32">
        <text:list-item>
          <text:p text:style-name="P70">Help participants parse their experiences with clear examples of each domain.</text:p>
        </text:list-item>
        <text:list-item>
          <text:p text:style-name="P70">Emphasize that both internal and external blocks often co-occur and reinforce each other.</text:p>
        </text:list-item>
        <text:list-item>
          <text:p text:style-name="P70">Encourage group discussion on strategies that have helped address each type.</text:p>
        </text:list-item>
        <text:list-item>
          <text:p text:style-name="P70">Highlight the need for both introspection and action: therapy for trauma; boundaries for toxicity.</text:p>
        </text:list-item>
        <text:list-item>
          <text:p text:style-name="P70"><text:soft-page-break/>Validate all forms of struggle and emphasize ongoing discernment.</text:p>
        </text:list-item>
      </text:list>
      <text:p text:style-name="P64"><text:bookmark-start text:name="__RefHeading___Toc2232_2940949922"/>9. Recalibration Strategy<text:bookmark-end text:name="__RefHeading___Toc2232_2940949922"/></text:p>
      <text:p text:style-name="P67">If you find yourself stalled or “off path,” what steps can you take to return? Create a personal plan with three actions (mental, emotional, practical) you can use to recalibrate and restart your connection process.</text:p>
      <text:p text:style-name="Text_20_body"><text:span text:style-name="Strong_20_Emphasis"><text:span text:style-name="T15">Theoretical Orientation:</text:span></text:span><text:line-break/>LP emphasizes self-directed growth, and this includes preparing for course corrections. Recalibration involves restoring intention (mental), resolving emotional resistance (emotional), and taking aligned action (practical). These three dimensions reflect the LP’s holistic model of human development.</text:p>
      <text:p text:style-name="Text_20_body"><text:span text:style-name="Strong_20_Emphasis"><text:span text:style-name="T15">Facilitator Guidance:</text:span></text:span></text:p>
      <text:list text:style-name="L33">
        <text:list-item>
          <text:p text:style-name="P71">Encourage participants to create their own three-point recovery plans.</text:p>
        </text:list-item>
        <text:list-item>
          <text:p text:style-name="P71">Offer examples: Mental – reaffirmation statements; Emotional – journaling or therapy; Practical – resuming visualizations or adjusting routines.</text:p>
        </text:list-item>
        <text:list-item>
          <text:p text:style-name="P71">Normalize setbacks as part of transformation.</text:p>
        </text:list-item>
        <text:list-item>
          <text:p text:style-name="P71">Discuss the power of self-forgiveness and self-compassion in overcoming inertia.</text:p>
        </text:list-item>
        <text:list-item>
          <text:p text:style-name="P71">Encourage use of written reminders or checklists for future use.</text:p>
        </text:list-item>
      </text:list>
      <text:h text:style-name="P72" text:outline-level="1"><text:bookmark-start text:name="__RefHeading___Toc25718_1362002243"/><text:span text:style-name="T26">Lesson Nine: </text:span><text:span text:style-name="T27">Accelerating your Progress With</text:span> Connection Practices<text:bookmark-end text:name="__RefHeading___Toc25718_1362002243"/></text:h>
      <text:p text:style-name="Text_20_body"><text:bookmark-start text:name="__RefHeading___Toc25086_2940949922"/><text:span text:style-name="Strong_20_Emphasis"><text:span text:style-name="T3">1. Understanding Connection Supplements</text:span></text:span><text:bookmark-end text:name="__RefHeading___Toc25086_2940949922"/></text:p>
      <text:p text:style-name="P73"><text:span text:style-name="Strong_20_Emphasis"><text:span text:style-name="T28">What are Connection Supplements, and how do they function within the Lightning Path framework? How do they differ from recreational or escapist drug use?</text:span></text:span></text:p>
      <text:p text:style-name="Text_20_body"><text:span text:style-name="Strong_20_Emphasis">Theoretical Orientation:</text:span><text:line-break/>This question introduces the LP concept of Connection Supplements. It opens a discussion about the role of external aids (like entheogens, music, movement) in facilitating connection.</text:p>
      <text:p text:style-name="Text_20_body"><text:span text:style-name="Strong_20_Emphasis">Facilitator Guidance:</text:span><text:line-break/>Clarify the distinction between spiritual use and escapism. Emphasize intention, dosage, and setting. Encourage participants to reflect on whether and how supplements have enhanced or distracted from connection.</text:p>
      <text:p text:style-name="Text_20_body"><text:bookmark-start text:name="__RefHeading___Toc25088_2940949922"/><text:span text:style-name="Strong_20_Emphasis"><text:span text:style-name="T3">2. Personal Experience and Readiness</text:span></text:span><text:bookmark-end text:name="__RefHeading___Toc25088_2940949922"/></text:p>
      <text:p text:style-name="P74"><text:span text:style-name="Strong_20_Emphasis"><text:span text:style-name="T29">Have you ever had an experience with a Connection Supplement or another form of expanded consciousness (e.g., deep meditation, breathwork, trauma release)</text:span></text:span></text:p>
      <text:p text:style-name="Text_20_body"><text:span text:style-name="Strong_20_Emphasis">Theoretical Orientation:</text:span><text:line-break/>This question helps participants locate themselves on the path of connection readiness. It enables reflection on personal obstacles and openings.</text:p>
      <text:p text:style-name="Text_20_body"><text:span text:style-name="Strong_20_Emphasis">Facilitator Guidance:</text:span><text:line-break/>Create space for open, nonjudgmental sharing. Normalize feelings of fear, doubt, and hesitation. Encourage honesty without pushing anyone toward premature engagement.</text:p>
      <text:p text:style-name="Text_20_body"><text:bookmark-start text:name="__RefHeading___Toc25090_2940949922"/><text:span text:style-name="Strong_20_Emphasis"><text:span text:style-name="T3">3. Amplification and Shadow Work</text:span></text:span><text:bookmark-end text:name="__RefHeading___Toc25090_2940949922"/></text:p>
      <text:p text:style-name="P74"><text:span text:style-name="Strong_20_Emphasis"><text:span text:style-name="T29">The lesson compares Connection Supplements to “waking up in a messy room.” Reflect on what this metaphor reveals about the healing process. Are there aspects of your inner life that might be difficult to face if awakened suddenly?</text:span></text:span></text:p>
      <text:p text:style-name="Text_20_body"><text:soft-page-break/><text:span text:style-name="Strong_20_Emphasis">Theoretical Orientation:</text:span><text:line-break/>This question prepares participants for potential emotional intensification during connection. It sets the expectation that connection may surface unresolved material (shadow content).</text:p>
      <text:p text:style-name="Text_20_body"><text:span text:style-name="Strong_20_Emphasis">Facilitator Guidance:</text:span><text:line-break/>Invite participants to identify emotional or psychological patterns they may encounter. Normalize the emergence of pain or discomfort as part of healing. Offer the metaphor of turning on the light in a dark room.</text:p>
      <text:p text:style-name="Text_20_body"><text:bookmark-start text:name="__RefHeading___Toc25092_2940949922"/><text:span text:style-name="Strong_20_Emphasis"><text:span text:style-name="T30">4</text:span></text:span><text:span text:style-name="Strong_20_Emphasis"><text:span text:style-name="T6">. Discernment and Cultural Deprogramming</text:span></text:span><text:bookmark-end text:name="__RefHeading___Toc25092_2940949922"/></text:p>
      <text:p text:style-name="P74"><text:span text:style-name="Strong_20_Emphasis"><text:span text:style-name="T31">Have you encountered ideological or cultural narratives that stigmatize or distort the use of connection-enhancing substances? How might these narratives have impacted your beliefs or choices? </text:span></text:span></text:p>
      <text:p text:style-name="Text_20_body"><text:span text:style-name="Strong_20_Emphasis">Theoretical Orientation:</text:span><text:line-break/>This question invites deconstruction of stigma, media narratives, and colonized understandings of spiritual connection. It challenges internalized programming.</text:p>
      <text:p text:style-name="Text_20_body"><text:span text:style-name="Strong_20_Emphasis">Facilitator Guidance:</text:span><text:line-break/>Prompt critical thinking about anti-drug messages, religious dogma, and reductionist science. Encourage participants to consider how these forces may have shaped their beliefs.</text:p>
      <text:p text:style-name="Text_20_body"><text:bookmark-start text:name="__RefHeading___Toc25094_2940949922"/><text:span text:style-name="Strong_20_Emphasis"><text:span text:style-name="T30">5</text:span></text:span><text:span text:style-name="Strong_20_Emphasis"><text:span text:style-name="T6">. Integration as Transformation</text:span></text:span><text:bookmark-end text:name="__RefHeading___Toc25094_2940949922"/></text:p>
      <text:p text:style-name="P74"><text:span text:style-name="Strong_20_Emphasis"><text:span text:style-name="T31">Why is post-experience integration considered essential on the Lightning Path? What practices (journaling, therapy, dialogue, lifestyle shifts) might support you in grounding insights gained from an intense experience?</text:span></text:span></text:p>
      <text:p text:style-name="Text_20_body"><text:span text:style-name="Strong_20_Emphasis">Theoretical Orientation:</text:span><text:line-break/>This question aligns with LP’s emphasis on integration as the goal of connection. Connection isn’t just about peak experience but about the transformation that follows.</text:p>
      <text:p text:style-name="Text_20_body"><text:span text:style-name="Strong_20_Emphasis">Facilitator Guidance:</text:span><text:line-break/>Discuss journaling, somatic practices, therapy, and lifestyle changes as tools of integration. Encourage reflection on how experiences are being metabolized into growth.</text:p>
      <text:p text:style-name="Text_20_body"><text:bookmark-start text:name="__RefHeading___Toc25096_2940949922"/><text:soft-page-break/><text:span text:style-name="Strong_20_Emphasis"><text:span text:style-name="T32">6</text:span></text:span><text:span text:style-name="Strong_20_Emphasis">. Pacing and Timing</text:span><text:bookmark-end text:name="__RefHeading___Toc25096_2940949922"/></text:p>
      <text:p text:style-name="P74"><text:span text:style-name="Strong_20_Emphasis"><text:span text:style-name="T15">How do you know when you're ready to explore accelerated connection practices? What signs of emotional, physical, or environmental readiness would you look for?</text:span></text:span></text:p>
      <text:p text:style-name="Text_20_body"><text:span text:style-name="Strong_20_Emphasis">Theoretical Orientation:</text:span><text:line-break/>This question addresses spiritual timing and self-trust. It invites participants to reflect on when and how they move toward deeper connection experiences.</text:p>
      <text:p text:style-name="Text_20_body"><text:span text:style-name="Strong_20_Emphasis">Facilitator Guidance:</text:span><text:line-break/>Encourage honest self-assessment. Offer indicators that one is ready—or not—for deeper engagement. Emphasize that pacing is personal and that slower can be wiser.</text:p>
      <text:p text:style-name="P75"><text:span text:style-name="T33"/></text:p>
      <text:p text:style-name="P65"/>
      <text:p text:style-name="Standard"/>
      <text:h text:style-name="P7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2in" style:contextual-spacing="false" fo:line-height="150%"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0402in" fo:margin-bottom="0.0598in" style:contextual-spacing="false" fo:line-height="115%"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top="0in" fo:margin-bottom="0.0201in" style:contextual-spacing="false" fo:line-height="115%"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nse_20_Quote" style:display-name="Intense Quote" style:family="paragraph" style:parent-style-name="Standard" style:next-style-name="Standard">
      <style:paragraph-properties fo:margin-left="0.65in" fo:margin-right="0.65in" fo:margin-top="0.139in" fo:margin-bottom="0.1945in" style:contextual-spacing="false" fo:line-height="115%" fo:text-align="start" style:justify-single-word="false" fo:orphans="2" fo:widows="2" fo:padding-left="0in" fo:padding-right="0in" fo:padding-top="0in" fo:padding-bottom="0.0555in" fo:border-left="none" fo:border-right="none" fo:border-top="none" fo:border-bottom="0.51pt solid #4f81bd" style:vertical-align="auto"/>
      <style:text-properties fo:color="#4f81bd" loext:opacity="100%" style:font-name="Cambria" fo:font-family="Cambria" style:font-family-generic="roman" style:font-pitch="variable" fo:font-size="11pt" fo:language="en" fo:country="US" fo:font-style="italic" fo:font-weight="bold" style:font-name-asian="MS Mincho" style:font-family-asian="'MS Mincho'" style:font-family-generic-asian="system" style:font-pitch-asian="variable" style:font-size-asian="11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333333" loext:opacity="100%" style:font-name="Times New Roman2" fo:font-family="'Times New Roman'" style:font-style-name="Regular" style:font-family-generic="roman" style:font-pitch="variable" style:text-underline-style="solid" style:text-underline-width="auto" style:text-underline-color="font-color" fo:font-weight="normal"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MS Gothic" style:font-family-asian="'MS Gothic'" style:font-family-generic-asian="system" style:font-pitch-asian="variable" style:font-size-asian="13pt" style:font-weight-asian="bold" style:font-size-complex="13pt" style:font-weight-complex="bold"/>
    </style:style>
    <style:style style:name="Emphasis" style:family="tex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2pt" style:font-style-complex="italic"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size="12pt" fo:font-weight="bold" style:font-name-asian="MS Gothic" style:font-family-asian="'MS Gothic'" style:font-family-generic-asian="system" style:font-pitch-asian="variable" style:font-size-asian="12pt" style:font-weight-asian="bold"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07:15:25.580000000</meta:creation-date>
    <dc:date>2025-06-19T09:27:59.996000000</dc:date>
    <meta:editing-duration>PT5H6M49S</meta:editing-duration>
    <meta:editing-cycles>28</meta:editing-cycles>
    <meta:generator>LibreOffice/24.8.7.2$Windows_X86_64 LibreOffice_project/e07d0a63a46349d29051da79b1fde8160bab2a89</meta:generator>
    <meta:document-statistic meta:table-count="0" meta:image-count="0" meta:object-count="0" meta:page-count="38" meta:paragraph-count="372" meta:word-count="7202" meta:character-count="52114" meta:non-whitespace-character-count="45405"/>
  </office:meta>
</office:document-meta>
</file>